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fo:color="#0000ff"/>
    </style:style>
    <style:style style:name="P5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0" style:family="paragraph" style:parent-style-name="Text_20_body">
      <style:paragraph-properties fo:background-color="#eeeeee">
        <style:background-image/>
      </style:paragraph-properties>
    </style:style>
    <style:style style:name="P91" style:family="paragraph" style:parent-style-name="Text_20_body">
      <style:paragraph-properties fo:background-color="#eeeeee">
        <style:background-image/>
      </style:paragraph-properties>
      <style:text-properties fo:language="ru" fo:country="RU"/>
    </style:style>
    <style:style style:name="P92" style:family="paragraph" style:parent-style-name="Text_20_body">
      <style:paragraph-properties fo:text-align="justify" style:justify-single-word="false" fo:background-color="#eeeeee">
        <style:background-image/>
      </style:paragraph-properties>
      <style:text-properties fo:language="ru" fo:country="RU"/>
    </style:style>
    <style:style style:name="P93" style:family="paragraph" style:parent-style-name="First_20_line_20_indent">
      <style:paragraph-properties fo:background-color="#eeeeee">
        <style:background-image/>
      </style:paragraph-properties>
      <style:text-properties fo:language="ru" fo:country="RU"/>
    </style:style>
    <style:style style:name="P9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5" style:family="paragraph" style:parent-style-name="Text_20_body">
      <style:paragraph-properties fo:margin-left="0cm" fo:margin-right="0cm" fo:text-align="justify" style:justify-single-word="false" fo:text-indent="0cm" style:auto-text-indent="false"/>
    </style:style>
    <style:style style:name="P96" style:family="paragraph" style:parent-style-name="Text_20_body">
      <style:paragraph-properties fo:margin-left="0cm" fo:margin-right="0cm" fo:text-align="justify" style:justify-single-word="false" fo:text-indent="0cm" style:auto-text-indent="false"/>
      <style:text-properties fo:color="#800000"/>
    </style:style>
    <style:style style:name="P9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cm" fo:margin-right="0cm" fo:text-align="center"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8" style:family="paragraph" style:parent-style-name="Footnote">
      <style:paragraph-properties fo:margin-left="0cm" fo:margin-right="0cm" fo:text-indent="0cm"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0" style:family="paragraph" style:parent-style-name="Heading_20_1">
      <style:paragraph-properties fo:margin-left="0cm" fo:margin-right="0cm" fo:text-align="center" style:justify-single-word="false" fo:text-indent="0.499cm" style:auto-text-indent="false"/>
    </style:style>
    <style:style style:name="P121" style:family="paragraph" style:parent-style-name="Heading_20_1">
      <style:paragraph-properties fo:background-color="#eeeeee">
        <style:background-image/>
      </style:paragraph-properties>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style:paragraph-properties fo:background-color="#eeeeee">
        <style:background-image/>
      </style:paragraph-properties>
    </style:style>
    <style:style style:name="P125" style:family="paragraph" style:parent-style-name="Heading_20_2">
      <style:paragraph-properties fo:background-color="#eeeeee">
        <style:background-image/>
      </style:paragraph-properties>
      <style:text-properties fo:language="ru" fo:country="RU"/>
    </style:style>
    <style:style style:name="P12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1">
      <style:paragraph-properties fo:text-align="justify" style:justify-single-word="false"/>
      <style:text-properties fo:language="ru" fo:country="RU"/>
    </style:style>
    <style:style style:name="P129" style:family="paragraph" style:parent-style-name="Text_20_body" style:list-style-name="L2">
      <style:paragraph-properties fo:text-align="justify" style:justify-single-word="false"/>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style:font-style-asian="normal" style:font-style-complex="normal" loext:char-shading-value="0"/>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italic" fo:font-weight="normal" style:font-style-asian="italic" style:font-weight-asian="normal" style:font-style-complex="italic" style:font-weight-complex="normal"/>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fo:color="#0066ff"/>
    </style:style>
    <style:style style:name="T51" style:family="text">
      <style:text-properties fo:color="#0066ff" fo:language="en" fo:country="US" fo:font-style="normal" fo:background-color="transparent" style:font-style-asian="normal" style:font-style-complex="normal" loext:char-shading-value="0"/>
    </style:style>
    <style:style style:name="T52" style:family="text">
      <style:text-properties fo:background-color="#ffff00" loext:char-shading-value="0"/>
    </style:style>
    <style:style style:name="T53" style:family="text">
      <style:text-properties fo:color="#00ccff"/>
    </style:style>
    <style:style style:name="T5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567099046398645676" text:style-name="L1">
        <text:list-item>
          <text:p text:style-name="P127">добавить детектив <text:span text:style-name="T1">(реализовано)</text:span>+ магические уроки/трактаты Старсвирла (реализовано)</text:p>
        </text:list-item>
        <text:list-item>
          <text:p text:style-name="P128">Терра несколько раз пытается убить Макса (один раз — в аквапарке). Несколько раз Макса спасает Селестия (даёт приказы Нексусу)</text:p>
        </text:list-item>
        <text:list-item>
          <text:p text:style-name="P128">Книги:</text:p>
        </text:list-item>
      </text:list>
      <text:list xml:id="list1986726703149934069" text:style-name="L2">
        <text:list-item>
          <text:p text:style-name="P129">«Великие грифоны прошлого» - из канона (5<text:span text:style-name="T7">s8e)</text:span></text:p>
        </text:list-item>
        <text:list-item>
          <text:p text:style-name="P129">«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2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9">Дасти Вейфарер «Зебрианская культура, быт и фольклор»</text:p>
        </text:list-item>
        <text:list-item>
          <text:p text:style-name="P129">«Краткая история Эквестрии»</text:p>
        </text:list-item>
        <text:list-item>
          <text:p text:style-name="P129">«Шедевры архитектуры Эквестрии» с разделом о Кантерлотском Королевском Дворце</text:p>
        </text:list-item>
        <text:list-item>
          <text:p text:style-name="P129">«Великие дела и великие чары». Страница 893: …</text:p>
        </text:list-item>
        <text:list-item>
          <text:p text:style-name="P129">«Природа Проклятий» - обмен</text:p>
        </text:list-item>
        <text:list-item>
          <text:p text:style-name="P129">«<text:span text:style-name="T43">Магия для Чайников</text:span>» - обмен</text:p>
        </text:list-item>
        <text:list-item>
          <text:p text:style-name="P129">«Энциклопедия Арканум» - обмен</text:p>
        </text:list-item>
        <text:list-item>
          <text:p text:style-name="P129">«О Гейсах» - обмен</text:p>
        </text:list-item>
        <text:list-item>
          <text:p text:style-name="P129">«<text:span text:style-name="T52">Тайны Тайных Наук</text:span>» - обмен</text:p>
        </text:list-item>
        <text:list-item>
          <text:p text:style-name="P131">«Основы Заклятий» - обмен</text:p>
        </text:list-item>
        <text:list-item>
          <text:p text:style-name="P12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96263885764531550"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У Селестии были такие элементы гармонии: Магия, Доброта, Смех. У Луны — Верность, Честность, Щедрость. (ксенофази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 (Обмен).</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2" text:outline-level="2">1. Терра</text:h>
      <text:p text:style-name="P21">музыка - кондовая электронная, холодная и отчаянная (Electronics “Disappointed”)</text:p>
      <text:p text:style-name="P9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0"><text:span text:style-name="T7">&gt;\</text:span>Привет, Нексус. Это Макс.</text:p>
      <text:p text:style-name="P50"><text:span text:style-name="T7">&lt;\</text:span>Привет Макс. <text:span text:style-name="T1">Рад тебя видеть. Где ты отсутствовал три дня?</text:span></text:p>
      <text:p text:style-name="P5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0"><text:span text:style-name="T7">&gt;\</text:span>Как называется наш проект?</text:p>
      <text:p text:style-name="P50"><text:span text:style-name="T7">&lt;\</text:span>Дайсон.</text:p>
      <text:p text:style-name="P50"><text:span text:style-name="T7">&gt;\</text:span>Сколько тебе лет?</text:p>
      <text:p text:style-name="P50"><text:soft-page-break/><text:span text:style-name="T7">&lt;\</text:span>Два года с начала запуска кластера.</text:p>
      <text:p text:style-name="P50"><text:span text:style-name="T7">&gt;\</text:span>Какой сейчас год?</text:p>
      <text:p text:style-name="P50"><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0"><text:span text:style-name="T7">&gt;\</text:span>Нексус, отключи память <text:span text:style-name="T1">заданий</text:span> за последнюю неделю.</text:p>
      <text:p text:style-name="P50"><text:span text:style-name="T7">&lt;\</text:span>Выполнено.</text:p>
      <text:p text:style-name="P5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8">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0"><text:span text:style-name="T7">&gt;</text:span>\Нексус, почему ты используешь жёсткие настройки <text:span text:style-name="T1">для решения задачи</text:span>?</text:p>
      <text:p text:style-name="P50"><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50"><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69">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8">***</text:p>
      <text:p text:style-name="P9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3"/>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валиума таких глюков у меня ни разу не было</text:span><text:span text:style-name="T4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798074355690143349" text:style-name="L4">
        <text:list-item>
          <text:p text:style-name="P13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7">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0">Селестия нахмурилась и подняла крылья.</text:p>
      <text:p text:style-name="P40"><text:span text:style-name="T7">– </text:span>Не забывай, человек, я — могущественный маг и правитель Эквестрии. Ко мне нужно относиться с должным уважением!</text:p>
      <text:p text:style-name="P40"><text:span text:style-name="T7">– </text:span>А то что? Превратишь в жабу? Сошлёшь на Луну? Убьёшь нахер?</text:p>
      <text:p text:style-name="P40">Аликорница сникла. Уши её опустились.</text:p>
      <text:p text:style-name="P40"><text:span text:style-name="T7">– </text:span>Макс, не надо... Ты же знаешь, я этого не сделаю.</text:p>
      <text:p text:style-name="P4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0"><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7">– </text:span>Вот, читай отсюда. <text:span text:style-name="T7">– а</text:span>ликорница подчеркнула абзац копытом.</text:p>
      <text:p text:style-name="P40"><text:soft-page-break/></text:p>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20">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и так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6">–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6"><text:soft-page-break/><text:span text:style-name="T1">– Занавес. </text:span>– <text:s/><text:span text:style-name="T1">подытожил я.</text:span></text:p>
      <text:p text:style-name="P36"/>
      <text:h text:style-name="P123"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text:soft-page-break/>–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text:soft-page-break/>–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47">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Аликорница вскинула копыто к виску.</text:p>
      <text:p text:style-name="P4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text:soft-page-break/>–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Хм. А что было дальше?</text:p>
      <text:p text:style-name="P4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0">Селестия грустно засмеялась своим мыслям.</text:p>
      <text:p text:style-name="P4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 Раньше тут не было муравейника!!! – Селестия с мольбой взглянула на меня. – Мааакс!! Помоги! Они кусаются! Я <text:s/>сейчас свихнусь почище Дискорда!</text:p>
      <text:p text:style-name="P40">Аликорница подпрыгнула и, взбрыкнув, начала круж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0">– Да ладно! Мне это ничего не стоило.</text:p>
      <text:p text:style-name="P4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0">– Эммм... Селестия?</text:p>
      <text:p text:style-name="P40">– Дааа? – ответила аликорница, не повернув головы. В её тоне слышались смешливые нотки.</text:p>
      <text:p text:style-name="P40">Я вытащил руку из-под накрупника.</text:p>
      <text:p text:style-name="P40">– Всё в порядке?</text:p>
      <text:p text:style-name="P40">Селестия повернула голову, и я ясно увидел широкую улыбку и фирменный ехидный прищур из-под чёлки.</text:p>
      <text:p text:style-name="P40">– А почему ты спрашиваешь? Ты разобрался с муравьями?</text:p>
      <text:p text:style-name="P40">– Вроде да. Хотя, по-моему, дело уже не в муравьях.</text:p>
      <text:p text:style-name="P40">– По-моему, тоже. – рассмеялась аликорница. – Продолжай...</text:p>
      <text:p text:style-name="P40"/>
      <text:h text:style-name="P122" text:outline-level="2">6. Стыд</text:h>
      <text:p text:style-name="P40"/>
      <text:p text:style-name="P45">~~~ Завтра на семь в библиотеке ~~~</text:p>
      <text:p text:style-name="P45"/>
      <text:p text:style-name="P4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0">Норф носился по мастерской, окрылённый новообретённым учеником.</text:p>
      <text:p text:style-name="P4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0">Я посмотрел на часы. До семи оставалось двадцать минут — как раз, чтоб успеть дойти до библиотеки. Я намеренно уронил на пол тяжёлый рашпиль.</text:p>
      <text:p text:style-name="P40">– На сегодня довольно. Я ж вижу, ты торопишься. – заметил Норф, просыпаясь.</text:p>
      <text:p text:style-name="P4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0">Я закрыл пенал и сунул его во внутренний карман куртки.</text:p>
      <text:p text:style-name="P40">– Завтра будешь? – спросил Норф. – Надо бы закончить заказ из <text:s/>Троттингема.</text:p>
      <text:p text:style-name="P40">– В это же время. – подтвердил я.</text:p>
      <text:p text:style-name="P40"/>
      <text:p text:style-name="P41">***</text:p>
      <text:p text:style-name="P40"/>
      <text:p text:style-name="P4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0">– Здрасьте!</text:p>
      <text:p text:style-name="P40">Аликорница не ответила, всматриваясь в глобус.</text:p>
      <text:p text:style-name="P40">– Привет, говорю! – я подошёл вплотную и легонько сжал ей холку.</text:p>
      <text:p text:style-name="P40">– А, это ты, Макс? Привет. – аликорница, наконец, оторвалась от разноцветной сферы. – Как осваиваешься?</text:p>
      <text:p text:style-name="P40">– Нормально осваиваюсь. Работу себе нашёл. К <text:s/>Норфолку Каррусу в ученики записался.</text:p>
      <text:p text:style-name="P4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0">– Да, уже пять дней. Так здорово снова чувствовать свои мышцы! Корсет был ужасен.</text:p>
      <text:p text:style-name="P40">Аликорница прошлась передо мной с раскрытыми крыльями, демонстрируя восстановленную работоспособность.</text:p>
      <text:p text:style-name="P40">– Ну что же, и я рад за тебя. – я отвернулся, присел на край стола и стал изучать потолок. – Зачем вызывала?</text:p>
      <text:p text:style-name="P4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0">– Ты сердишься?</text:p>
      <text:p text:style-name="P40">Её ресницы щекотали мне щёку. Я отодвинул её морду от лица и сказал скучающим тоном:</text:p>
      <text:p text:style-name="P40">– Та не, с чего бы? За что мне на тебя сердиться?</text:p>
      <text:p text:style-name="P40">– Но ты ведёшь себя как чужой. Как будто мы незнакомы! Ещё чуть-чуть, и станешь называть меня на «Вы» и «Ваше Высочество».</text:p>
      <text:p text:style-name="P40">Меня прорвало.</text:p>
      <text:p text:style-name="P4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0">Я вытащил из заднего кармана брюк смятую записку с королевскими вензелями и бросил её под ноги Селестии.</text:p>
      <text:p text:style-name="P4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0">Наконец Селестия развернулась и глубоко выдохнула.</text:p>
      <text:p text:style-name="P4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0">Я подошёл к аликорнице и прикоснулся к её шее.</text:p>
      <text:p text:style-name="P40">– Всё в порядке. Я тебя понимаю — и ценю твоё признание. Сам бы ещё и не так себя повёл на твоём месте.</text:p>
      <text:p text:style-name="P40">– Да? А как бы ты себя повёл? – заинтересовалась Селестия.</text:p>
      <text:p text:style-name="P40">Я вспомнил свои неудачные попытки завязать личную жизнь с девушками. Конечно, те были далеки от совершенства. Но так ли безгрешен был я сам?</text:p>
      <text:p text:style-name="P40">– Я бы не извинился. Огрызался бы и считал себя правым до последнего. Ещё и послал бы подальше.</text:p>
      <text:p text:style-name="P40">Аликорница насмешливо покачала головой.</text:p>
      <text:p text:style-name="P4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0">Я снова присел на столик, теперь уже лицом к аликорнице.</text:p>
      <text:p text:style-name="P40">– Так что случилось? Куда ты пропадала? Рассказывай.</text:p>
      <text:p text:style-name="P4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0">– Что ты видишь? – спросила она напряжённо.</text:p>
      <text:p text:style-name="P4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0">– Ты не ошиблась? Нет тут никакого города.</text:p>
      <text:p text:style-name="P40">– Сейчас нет. Раньше был. – еле слышно прошептала аликорница.</text:p>
      <text:p text:style-name="P40">– Чего ты так волнуешься? Может, на более подробной карте есть? Я бы на точность глобуса не слишком полагался.</text:p>
      <text:p text:style-name="P4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0">– Так, может, его и не было? – заметил я цинично.</text:p>
      <text:p text:style-name="P4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0">– А как ты сама помнишь о том заклинании, если оно стёрто из бытия? – резонно подметил я.</text:p>
      <text:p text:style-name="P40">– У меня есть защита памяти. Я поставила её, когда сражалась с Иггусом… Правда, защита еле действует, так как прошло очень много времени.</text:p>
      <text:p text:style-name="P4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0">Аликорница потёрла висок и растерянно посмотрела на меня.</text:p>
      <text:p text:style-name="P4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0">Я обнял аликорницу, успокаивая.</text:p>
      <text:p text:style-name="P40">– Не волнуйся, принцесса. Ты делаешь всё, что от тебя зависит. Не твоя вина, если это происходит.</text:p>
      <text:p text:style-name="P40">Селестия рассеянно мотнула головой, не соглашаясь со мной.</text:p>
      <text:p text:style-name="P4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0">Она проследовала к выходу, кивком головы приглашая меня следовать за ней.</text:p>
      <text:p text:style-name="P4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0">– Да так, ни о чём. – покраснел я, вернувшись на дорожку.</text:p>
      <text:p text:style-name="P40">Селестия всмотрелась в меня внимательно и всё поняла.</text:p>
      <text:p text:style-name="P40">– <text:s/>Нам не туда. Не сейчас. Я хочу показать тебе Эквестрию. – тихо сказала она.</text:p>
      <text:p text:style-name="P40">&lt;<text:span text:style-name="T48">Pet Shop Boys — A Man Could Get Arrested</text:span>&gt;</text:p>
      <text:p text:style-name="P4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0">Она ещё сочувствует! Я старался не смотреть в её сторону, отводя глаза. Так мы дошли до городской стены.</text:p>
      <text:p text:style-name="P4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0">Взобравшись на галерею по винтовой лестнице крохотной сторожевой башенки, мы остановились у зубца.</text:p>
      <text:p text:style-name="P4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0">– Что ты чувствуешь? – спросила аликорница.</text:p>
      <text:p text:style-name="P40">– У меня нет слов. Ничего прекраснее я в жизни не видел! – только и смог выговорить я.</text:p>
      <text:p text:style-name="P40">Селестия склонила голову, соглашаясь.</text:p>
      <text:p text:style-name="P4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0">– Прошлогодний выпуск. – заметила Селестия. – Отличная работа, хотя жеребячливости хватает. Что неудивительно, учитывая их возраст.</text:p>
      <text:p text:style-name="P4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0">– Проблемы? Что за проблемы? Извини, я таки прослушал.</text:p>
      <text:p text:style-name="P4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0">– Когда твоя жизнь длится тысячи лет, начинаешь тонко чувствовать гармонию мира. – начала она.</text:p>
      <text:p text:style-name="P40"/>
      <text:h text:style-name="Heading_20_2" text:outline-level="2"><text:span text:style-name="T1">7</text:span>. Нелетающие пегасы</text:h>
      <text:p text:style-name="P4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0">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0"/>
      <text:p text:style-name="P41">***</text:p>
      <text:p text:style-name="P40"/>
      <text:p text:style-name="P40">– Так ты поручила Твайлайт Спаркл расследование необычных снов жеребят?</text:p>
      <text:p text:style-name="P4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0">– А что стало с жеребятами? – спросил я. – Они перестали бояться экзаменов?</text:p>
      <text:p text:style-name="P4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0">Описав круг, Селестия перелетела через стену и приземлилась в парке. Я скатился на траву, пытаясь вдохнуть.</text:p>
      <text:p text:style-name="P40">– Что... Это... Было?</text:p>
      <text:p text:style-name="P40">Селестия осторожно, но настойчиво повалила меня на траву и принялась ощупывать рёбра.</text:p>
      <text:p text:style-name="P40">– Так больно? А так?</text:p>
      <text:p text:style-name="P4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0">– Не могу поверить. В Кантерлоте никогда не было землетрясений. Это неестественно. – пробормотала аликорница растерянно. – Слишком быстро.</text:p>
      <text:p text:style-name="P40">– Что <text:span text:style-name="T7">— </text:span>быстро? – не выдержал я.</text:p>
      <text:p text:style-name="P4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0">– Нет проблем, Селестия. Я всё понимаю.</text:p>
      <text:p text:style-name="P40">Аликорница приготовилась было взлетать, но в последний момент, приняв какое-то решение, остановилась.</text:p>
      <text:p text:style-name="P40">– Макс?</text:p>
      <text:p text:style-name="P40">– Да?</text:p>
      <text:p text:style-name="P40">– Мы уже достаточно неплохо знаем друг друга. Могу сказать, что ты меня знаешь лучше, чем кто-либо ещё во дворце, за исключением Луны.</text:p>
      <text:p text:style-name="P40">– Да?</text:p>
      <text:p text:style-name="P40">– Да. Зови меня Тия&lt;<text:span text:style-name="T13">Сел !!!</text:span>&gt;. Если хочешь.</text:p>
      <text:p text:style-name="P40">– Хорошо. До встречи, Тия.</text:p>
      <text:p text:style-name="P40">– До встречи, Макс.</text:p>
      <text:p text:style-name="P40"/>
      <text:h text:style-name="Heading_20_2" text:outline-level="2"><text:span text:style-name="T1">8</text:span>. <text:span text:style-name="T7">40-6</text:span></text:h>
      <text:p text:style-name="P54">Mark Knopfler — Hill Farmers Blues — или на следующую главу (прощание)</text:p>
      <text:p text:style-name="P40"/>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45"><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5">Удачи!</text:p>
      <text:p text:style-name="P36">…</text:p>
      <text:p text:style-name="P36"/>
      <text:p text:style-name="P4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9"> </text:span><text:span text:style-name="T35">—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0">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0">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0">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0"><text:soft-page-break/>Аликорница смутилась.</text:p>
      <text:p text:style-name="P4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0">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0">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0">Тия фыркнула.</text:p>
      <text:p text:style-name="P4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0">Её ресницы щекотали мне щеку. Я повернулся к ней и буквально растворился в ласковом взгляде огромных фиалковых глаз.</text:p>
      <text:p text:style-name="P40">–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0">Тия подняла голову.</text:p>
      <text:p text:style-name="P4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0">Как во сне я разделся и зашёл к ней сзади. "Это неправильно!» – пискнули во мне остатки ханжества и замолкли, раздавленные желанием.</text:p>
      <text:p text:style-name="P4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0">Через некоторое время Тия осторожно высвободилась из-под меня и встала с постели. </text:p>
      <text:p text:style-name="P40">– Лежи, я сейчас. – муркнула она, поцеловав меня в ухо.</text:p>
      <text:p text:style-name="P4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0">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0">Тия покачала головой и прошла с бокалами в ванную, кивком пригласив меня следовать за ней.</text:p>
      <text:p text:style-name="P4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0">Наконец, я со вздохом отпрянул.</text:p>
      <text:p text:style-name="P4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0"><text:span text:style-name="T7">– Это ты называешь “дружбой”? – с </text:span>улыбкой хмыкнул<text:span text:style-name="T7"> я. – </text:span>Мне нравится твоё чувство юмора.</text:p>
      <text:p text:style-name="P40">Аликорница нахмурилась.</text:p>
      <text:p text:style-name="P40"><text:span text:style-name="T7">– </text:span>Тебе не нравится моя дружба? Ты не принимаешь её? Ты чем-то недоволен?</text:p>
      <text:p text:style-name="P40">Я расхохотался, чуть не поперхнувшись водой, плескавшейся у подбородка.</text:p>
      <text:p text:style-name="P4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0">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0"/>
      <text:h text:style-name="Heading_20_2" text:outline-level="2">9. <text:span text:style-name="T1">Прощание</text:span></text:h>
      <text:p text:style-name="P40"/>
      <text:p text:style-name="P36">– <text:span text:style-name="T1">Норф!.. Эй, Норф! Ты где?..</text:span></text:p>
      <text:p text:style-name="P4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1">***</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9">А из Пинто Крика уже месяц нет новостей...</text:span></text:p>
      <text:p text:style-name="P3"><text:span text:style-name="T35">–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0">…</text:p>
      <text:p text:style-name="P10"><text:span text:style-name="T39">– </text:span>“<text:span text:style-name="T1">Что я могу сделать, чтобы вернуть всё назад?</text:span>”</text:p>
      <text:p text:style-name="P10"><text:span text:style-name="T39">–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9">– </text:span><text:span text:style-name="T31">Что бы это значило, Флер?</text:span></text:p>
      <text:p text:style-name="P10"><text:span text:style-name="T39">–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0">…</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0">Она повернулась и вышла из зала, почти подметая хвостом пол.</text:p>
      <text:p text:style-name="P36"/>
      <text:p text:style-name="P1"><text:span text:style-name="T36">&lt;</text:span><text:span text:style-name="T51">Mark Knopfler - </text:span><text:span text:style-name="T50">Hill Farmer's Blues</text:span><text:span text:style-name="T36">&gt;</text:span></text:p>
      <text:p text:style-name="P38">***</text:p>
      <text:p text:style-name="P36"/>
      <text:p text:style-name="P3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9"><text:soft-page-break/>–<text:span text:style-name="T1"> Но магия есть и сейчас, мам!</text:span></text:p>
      <text:p text:style-name="P3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5">Так возникли пони и многие другие.</text:p>
      <text:p text:style-name="P3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9">–<text:span text:style-name="T1"> Весь мир как Вечнодикий лес?</text:span></text:p>
      <text:p text:style-name="P4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5">– Мааам, а со мной связан элементаль?</text:p>
      <text:p text:style-name="P45">–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9"><text:span text:style-name="T1">– Конечно, мам! «День горящего очага» </text:span>— <text:span text:style-name="T1">верно?</text:span></text:p>
      <text:p text:style-name="P4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5">Так возникли аликорны.</text:p>
      <text:p text:style-name="P4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5">Имя её было Селестия.</text:p>
      <text:p text:style-name="P45">За ней последовала и сестра её, Луна.</text:p>
      <text:p text:style-name="P4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5">То есть, всегда.</text:p>
      <text:p text:style-name="P45">Тут и сказке конец. А теперь, Эйприл, залазь на полку и закрывай глазки.</text:p>
      <text:p text:style-name="P45">– Ну мааам! Раскажи ещё что-нибудь! Про Сомбру!</text:p>
      <text:p text:style-name="P45">–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5">– А почему только тебя? А меня? А дядю-горгулия?</text:p>
      <text:p text:style-name="P45"><text:soft-page-break/>– <text:s/>Тебя я забрать ему не дам. А в дядю не тыкай копытом, это невежливо! Спи уже, мой маленький!</text:p>
      <text:p text:style-name="P45">– Поцелуй меня на ночь, мам!</text:p>
      <text:p text:style-name="P45">– Конечно, мой хороший...</text:p>
      <text:p text:style-name="P45"/>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0">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0">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0">– Хм. Странно. А я помню, как ты, вертясь перед зеркалом, говорила: ну почему я не…</text:p>
      <text:p text:style-name="P4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0"/>
      <text:p text:style-name="P37">***</text:p>
      <text:p text:style-name="P36"/>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40">– Так. – <text:s/>я ткнул в позицию в длинном списке оснащения. – Зачем тебе преобразователь пси-поля?</text:p>
      <text:p text:style-name="P4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0">– Спайк! Ковыряться когтем в зубах некрасиво! Тем более, при посторонних!</text:p>
      <text:p text:style-name="P4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0">– СПАЙК!!! Откуда ты взял этот листок?!! – Твайлайт покраснела, как варёный рак и выхватила бумажку у меня из рук.</text:p>
      <text:p text:style-name="P40">– У тебя в черновиках, естественно. Ты сама сказала экономить бумагу. – пожал плечами дракончик.</text:p>
      <text:p text:style-name="P40">Я осторожно взял листок назад, перевернув его обратно.</text:p>
      <text:p text:style-name="P40">– Электростимулятор гипоталамуса. Драконий. В комплекте с усиленной больничной койкой и набором фиксаторов.</text:p>
      <text:p text:style-name="P40">– Это ещё чего??? – удивился Спайк. – я что-то не помню, чтоб ты такое хотела!</text:p>
      <text:p text:style-name="P4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0"><text:span text:style-name="T7">– Вот ещё! </text:span>– возмутился дракончик. – Никогда на такое не соглашусь!</text:p>
      <text:p text:style-name="P40">– Но ты сам подумай, как было бы здорово обладать крыльями! – мечтательно возразила Твайлайт.</text:p>
      <text:p text:style-name="P4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0"><text:soft-page-break/>– Угу. Только шар ты же и прожёг, соревнуясь с Рэйнбоу Дэш по силе отрыжки.</text:p>
      <text:p text:style-name="P4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40">– А почему тебя отстранили?</text:p>
      <text:p text:style-name="P40">– Из-за первых результатов. – единорожка насупилась ещё больше. – Они были ужасными.</text:p>
      <text:p text:style-name="P40"/>
      <text:p text:style-name="P41">***</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5"/>
      <text:p text:style-name="P45">– Ага, он был закладкой в четвёртом номере «PlayMare», в разделе «Тридцать две позы, которые удивят вашего френдкольта».</text:p>
      <text:p text:style-name="P45">– Спайк! Немедленно ложись спать!</text:p>
      <text:p text:style-name="P45">– Уже иду. Кукурузу доем только и иду.</text:p>
      <text:p text:style-name="P45">– Кстати, а почему Индрэ считали одержимым?</text:p>
      <text:p text:style-name="P4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5">– Так у вас знают про людей? Вот это новость!. В Кантерлоте, да и в Понивилле все обращаются со мной, как с диковинкой.</text:p>
      <text:p text:style-name="P4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5">– Хм. Ясно. Продолжай, Твайлайт.</text:p>
      <text:p text:style-name="P40"><text:soft-page-break/></text:p>
      <text:p text:style-name="P4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0">– Так давай сюда весь Понивилль притащим! Это ж будет на 20% круче! Представляю себе видок Биг Мака в теле мисс Черили, гы-гы!</text:p>
      <text:p text:style-name="P4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0">– Скажи уж прямо, поближе к королевскому дворцу, Рэр! Все в курсе твоих интересов, сахарок!</text:p>
      <text:p text:style-name="P40">– Эпплджек, я попрошу! Я же никому не говорю, ЧТО ты делаешь с огурцами!</text:p>
      <text:p text:style-name="P40">– !!!</text:p>
      <text:p text:style-name="P4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0">Я уселась на пуфике, а подруги заняли места на матрасах…</text:p>
      <text:p text:style-name="P45"/>
      <text:p text:style-name="P45">– Спайк, будь добр, принеси дневник эксперимента. Он в подвале, за шкафом с ретортами, в...</text:p>
      <text:p text:style-name="P45"><text:soft-page-break/>– В сейфе, я в курсе.</text:p>
      <text:p text:style-name="P45"/>
      <text:p text:style-name="P46">***</text:p>
      <text:p text:style-name="P53">&lt;Seal — Amazing <text:span text:style-name="T1">(T</text:span><text:span text:style-name="T7">hin White Duke Remix)</text:span>&gt;</text:p>
      <text:p text:style-name="P45">Дата: 12.04.1003 А.С.</text:p>
      <text:p text:style-name="P45">Эксперимент: заклинание Воплощения Индрэ</text:p>
      <text:p text:style-name="P45">Испытуемая: Эпплджек</text:p>
      <text:p text:style-name="P45">Синопсис: запись сна со слов испытуемой</text:p>
      <text:p text:style-name="P45">Замечания: замечаний нет</text:p>
      <text:p text:style-name="P45"/>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5"/>
      <text:p text:style-name="P45">Примечания: ПипБак? Стойло? Двойники? Параллельные Эквестрии?</text:p>
      <text:p text:style-name="P1"/>
      <text:p text:style-name="P2">***</text:p>
      <text:p text:style-name="P1"/>
      <text:p text:style-name="P45">Дата: 12.04.1003 А.С.</text:p>
      <text:p text:style-name="P45">Эксперимент: заклинание Воплощения Индрэ</text:p>
      <text:p text:style-name="P45">Испытуемая: Рэйнбоу Дэш</text:p>
      <text:p text:style-name="P45">Синопсис: описание пробуждения испытуемой</text:p>
      <text:p text:style-name="P45">Замечания: испытуемая отказалась дать описание сна. «Гы-гы... Хренасе... Человеки рулят...» <text:span text:style-name="T11">—</text:span><text:span text:style-name="T12"> </text:span><text:span text:style-name="T54">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0">&lt;<text:span text:style-name="T53">d.notive — Talking Flight</text:span>&gt;</text:p>
      <text:p text:style-name="P45">Дата: 12.04.1003 А.С.</text:p>
      <text:p text:style-name="P45">Эксперимент: заклинание Воплощения Индрэ</text:p>
      <text:p text:style-name="P45">Испытуемая: Рэрити</text:p>
      <text:p text:style-name="P45">Синопсис: запись сна со слов испытуемой</text:p>
      <text:p text:style-name="P45">Замечания: замечаний нет</text:p>
      <text:p text:style-name="P45"/>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4"> </text:span><text:span text:style-name="T38">— чёрный экран. Он высасывает из </text:span>эгрегора Эквестрии (места, откуда берутся и куда уходят <text:span text:style-name="T1">всепони</text:span><text:span text:style-name="T6">, </text:span><text:span text:style-name="T38">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5"/>
      <text:p text:style-name="P46">***</text:p>
      <text:p text:style-name="P45"/>
      <text:p text:style-name="P45">Дата: 12.04.1003 А.С.</text:p>
      <text:p text:style-name="P45">Эксперимент: заклинание Воплощения Индрэ</text:p>
      <text:p text:style-name="P45">Испытуемая: Флаттершай</text:p>
      <text:p text:style-name="P45">Синопсис: описание пробуждения испытуемой</text:p>
      <text:p text:style-name="P4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5"/>
      <text:p text:style-name="P45">* Примечания: при виде кексиков истерика случилась с Пинки Пай.</text:p>
      <text:p text:style-name="P45"/>
      <text:p text:style-name="P41">***</text:p>
      <text:p text:style-name="P40"/>
      <text:p text:style-name="P45">Дата: 12.04.1003 А.С.</text:p>
      <text:p text:style-name="P45">Эксперимент: заклинание Воплощения Индрэ</text:p>
      <text:p text:style-name="P45">Испытуемая: Пинки Пай</text:p>
      <text:p text:style-name="P45">Синопсис: описание пробуждения испытуемой</text:p>
      <text:p text:style-name="P45">Замечания: испытуемая отказалась дать описание сна.</text:p>
      <text:p text:style-name="P45"/>
      <text:p text:style-name="P4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5"/>
      <text:p text:style-name="P45">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0">– Здравствуй, Макс.</text:p>
      <text:p text:style-name="P40">Я молча смотрел на неё, слегка пошатываясь. В голове воцарилась звенящая пустота.</text:p>
      <text:p text:style-name="P40">Селестия шагнула мне навстречу.</text:p>
      <text:p text:style-name="P40">– Пожалуйста, прошу тебя, не думай так. Мы — не плод твоего воображения, мы — живые, мы — существуем! Когда ты так думаешь, я чувствую, как мир тает.</text:p>
      <text:p text:style-name="P4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0">– <text:s/>Думаю как?</text:p>
      <text:p text:style-name="P40">– Думаешь, что мы — плод твоего воображения, отравленного наркотиком. Это не так. Прошу тебя...</text:p>
      <text:p text:style-name="P40">– А если ты — действительно мой бред? – съязвил я. – Вот сейчас протрезвею, и ты исчезнешь.</text:p>
      <text:p text:style-name="P40">Порыв ветра скрыл аликорницу в вихре снежинок. Её очертания расплылись.</text:p>
      <text:p text:style-name="P40">– Эй, постой, ты куда? Я пошутил! Погоди, не исчезай! Стой! Не оставляй меня здесь!!! Я пошутил!!!</text:p>
      <text:p text:style-name="P4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0">– Ты напугала меня! – пожаловался я ей. – Не исчезай больше!</text:p>
      <text:p text:style-name="P40">Аликорница прижала меня к себе крыльями и устало усмехнулась.</text:p>
      <text:p text:style-name="P4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0">– Знаешь, я всё думал над твоими словами тогда, ну, ты помнишь... В бассейне. Они всё ещё в силе? Я могу быть твоим другом?</text:p>
      <text:p text:style-name="P40">Аликорница тихо засмеялась, защекотав мне ухо.</text:p>
      <text:p text:style-name="P4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0">– Времени осталось немного. Мне надо, чтобы ты запомнил одну вещь.</text:p>
      <text:p text:style-name="P40">– А?</text:p>
      <text:p text:style-name="P4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0">– Я доведу! Обещаю! Но что может случиться с тобой, Тия?</text:p>
      <text:p text:style-name="P3">Стук стал громче.</text:p>
      <text:p text:style-name="P4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0">– Что за ерунда? – Я схватился за голову, пытаясь не дать ей взорваться. Потом взглянул вниз и схватился за другое. – Что за херня??!</text:p>
      <text:p text:style-name="P40">Я вскочил и в спешке начал одеваться.</text:p>
      <text:p text:style-name="P40"><text:soft-page-break/>БАЦ-БАЦ-БАЦ!!!</text:p>
      <text:p text:style-name="P40">– Уже бегу!</text:p>
      <text:p text:style-name="P40">Одевая штаны, я попрыгал к двери на одной ноге. На пороге стояла серая пегаска с косящим взглядом.</text:p>
      <text:p text:style-name="P40">– Привет, Макс. Тебе корреспонденция. – пегаска порылась в сумке и выудила зубами пухлый пакет.</text:p>
      <text:p text:style-name="P40">– «Особенности поведения, питания и размножения приматов». – прочитал я на стикере.</text:p>
      <text:p text:style-name="P4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0">– Но нигде не сказано, какие частицы надо ускорять! Мне за эти самоцветы от сестры влетит!</text:p>
      <text:p text:style-name="P4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0">– Эээ! Я не собираюсь ни с чем сталкивать свои яблоки! И перегонять тоже! Давайте лучше их съедим.</text:p>
      <text:p text:style-name="P40">– Тише, поняши! Нас могут услышать! Зачем сейчас спорить о том, о чём мы уже спорили вчера и позавчера?</text:p>
      <text:p text:style-name="P40">–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40">– Так причём тут ускоритель, Скуталу?! Говорю ж, это для заклинания Индрэ...</text:p>
      <text:p text:style-name="P40">…</text:p>
      <text:p text:style-name="P4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0">Закрыв дверь, я отправился в город.</text:p>
      <text:p text:style-name="P40">…</text:p>
      <text:p text:style-name="P4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0">– Ну, если по аналогии с садовым шлангом, струя воды сметёт весь песок и может облить всех рядом присутствующих.</text:p>
      <text:p text:style-name="P4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0">– А ты неопытный маг? – парировал я.</text:p>
      <text:p text:style-name="P4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40">…</text:p>
      <text:p text:style-name="P40">Вырвавшись от всезнайки на свежий воздух, я направился в центр.</text:p>
      <text:p text:style-name="P4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0"><text:span text:style-name="T7">– </text:span>Привет, Эй-Джей! У тебя проблемы?</text:p>
      <text:p text:style-name="P4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0"><text:span text:style-name="T7">– </text:span>Думаю, я могу починить телегу. Только больших нагрузок эта ось уже не выдержит. Но до фермы худо-бедно доедете.</text:p>
      <text:p text:style-name="P40">Эпплджек с сомнением посмотрела на меня.</text:p>
      <text:p text:style-name="P40"><text:span text:style-name="T7">– </text:span>Хошь сказать, ты в Кантерлоте у Селестии под крылышком телеги чинил? Или Рэр сбрехала?</text:p>
      <text:p text:style-name="P40">Я мысленно ругнулся на языкатую единорожку и молча достал пенал с инструментами.</text:p>
      <text:p text:style-name="P40">…</text:p>
      <text:p text:style-name="P40">Собрав инструмент, я потолкал тележку назад-вперёд.</text:p>
      <text:p text:style-name="P40"><text:span text:style-name="T7">– Г</text:span>отово. Принимай работу, хозяйка!</text:p>
      <text:p text:style-name="P40">Эпплджек стиснула меня в сокрушающих объятиях.</text:p>
      <text:p text:style-name="P4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0"><text:span text:style-name="T7">– </text:span>Этой... Бери... Сам делал... Ток не говори никому, лады?</text:p>
      <text:p text:style-name="P40">Я сунул флягу за пазуху. Биг Мак молниеносно накрыл дерюгой подсумок и через мгновение за телегу заглянула Эпплджек.</text:p>
      <text:p text:style-name="P40"><text:span text:style-name="T7">– </text:span>Чегой-то вы тут скрытничаете, а?</text:p>
      <text:p text:style-name="P4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0"><text:span text:style-name="T7">– </text:span>Бери, сахарок. Для тебя <text:span text:style-name="T7">— </text:span>самые <text:span text:style-name="T7">о</text:span>тборные. И помни: в Яблочной Аллее тебе всегда будут рады!</text:p>
      <text:p text:style-name="P4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4">именно в такой последовательности.</text:span></text:p>
      <text:p text:style-name="P4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4">объявляла вывеска.</text:span></text:p>
      <text:p text:style-name="P4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0"><text:span text:style-name="T7">– </text:span>Свободно? <text:span text:style-name="T7">– </text:span>спросил я у единственной пони, сидящей за столиком.</text:p>
      <text:p text:style-name="P4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0"><text:span text:style-name="T7">– <text:s/></text:span>Пирог с грибами, яишницу и чизкейк<text:span text:style-name="T7"> – </text:span>сообщил я подошедшей официантке.</text:p>
      <text:p text:style-name="P4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0"><text:span text:style-name="T7">– </text:span>И салат «по-Кантерлотски».</text:p>
      <text:p text:style-name="P42">Пока я ел, пони мрачно смотрела на меня, положив голову на стол. Мне стало неловко от её тяжёлого взгляда и я попытался завести разговор.</text:p>
      <text:p text:style-name="P42"><text:span text:style-name="T7">– </text:span>Вы, наверное, ждёте кого-то?</text:p>
      <text:p text:style-name="P42"><text:span text:style-name="T7">– </text:span>Неа.</text:p>
      <text:p text:style-name="P42"><text:span text:style-name="T7">– </text:span>Просто обедаете?</text:p>
      <text:p text:style-name="P42"><text:span text:style-name="T7">– </text:span>Неа.</text:p>
      <text:p text:style-name="P42"><text:span text:style-name="T7">– </text:span>Просто сидите и мрачно смотрите на меня?</text:p>
      <text:p text:style-name="P42"><text:span text:style-name="T7">– </text:span>Неа.</text:p>
      <text:p text:style-name="P42">Хм, а эта пони не из разговорчивых. Ну ладно.</text:p>
      <text:p text:style-name="P42"><text:span text:style-name="T7">– </text:span>А что же вы делаете?</text:p>
      <text:p text:style-name="P42"><text:span text:style-name="T7">– </text:span>Веселюсь. <text:span text:style-name="T7">– </text:span>мрачно заявила пони.</text:p>
      <text:p text:style-name="P42"><text:span text:style-name="T7">– </text:span>Если я вас достал, то так и скажите. Извините.</text:p>
      <text:p text:style-name="P42">Я продолжил есть молча.</text:p>
      <text:p text:style-name="P42">Неожиданно пони улыбнулась и подмигнула мне. Её сморщенная мордочка разгладилась и стала весьма милой.</text:p>
      <text:p text:style-name="P42"><text:span text:style-name="T7">– </text:span>Привет, Макс!</text:p>
      <text:p text:style-name="P42">Вот Дискорд! То есть, чёрт! Обитатели этого городка в который раз поражали меня своей проницательностью. У меня на лбу, что ли, написано?!</text:p>
      <text:p text:style-name="P42"><text:span text:style-name="T7">– </text:span>Мы с вами раньше встречались?</text:p>
      <text:p text:style-name="P42"><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2"><text:span text:style-name="T7">– </text:span>Оставь, Салвер.<text:span text:style-name="T7"> </text:span>Ему за счёт заведения.</text:p>
      <text:p text:style-name="P40"><text:span text:style-name="T7">– </text:span>Ясно, мисс Пинки. <text:span text:style-name="T7">– </text:span>официантка кивнула и ушла.</text:p>
      <text:p text:style-name="P40"><text:soft-page-break/><text:span text:style-name="T7">– Ч</text:span>его-о-о?<text:span text:style-name="T7"> </text:span>Так это твой бар?</text:p>
      <text:p text:style-name="P4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0">Говоря это, кобылка оттянула передними копытами нижние веки, став похожей на маньяка.</text:p>
      <text:p text:style-name="P4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4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0"><text:span text:style-name="T7">– </text:span>У меня есть идея получше. <text:span text:style-name="T7">– </text:span>на свет показалась фляга Большого Макинтоша.</text:p>
      <text:p text:style-name="P4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0"><text:span text:style-name="T7">– </text:span>Починил телегу. Только молчок про самогон, раз уж ты в курсе. <text:span text:style-name="T7">– </text:span>я разлил сидр по чашкам.</text:p>
      <text:p text:style-name="P4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0"><text:s/>Сидр Биг Мака на вкус был безобидным, чуть забродившим яблочным соком. Я выпил полную чашку и заявил Пинки:</text:p>
      <text:p text:style-name="P40"><text:span text:style-name="T7">– </text:span>Эт-то ты наззваешь ссуфер-ддуфер-ссильн...?</text:p>
      <text:p text:style-name="P4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0"><text:span text:style-name="T7">– У </text:span>тебя такая смешная мордочка! <text:span text:style-name="T7">– </text:span>захихикали Пинки, покачиваясь. <text:span text:style-name="T7">– </text:span>Как будто ты <text:span text:style-name="T54">подкову </text:span>в пироге обнаружил. Или Селестию в ванной.</text:p>
      <text:p text:style-name="P40">Это сравнение пробудило во мне полузабытое воспоминание.</text:p>
      <text:p text:style-name="P40"><text:span text:style-name="T7">– </text:span>Эммм... Скажи-ка мне, мой друг П-п-пинки... Легенда про фаэри <text:span text:style-name="T12">— </text:span><text:span text:style-name="T54">эт правда?</text:span></text:p>
      <text:p text:style-name="P40"><text:span text:style-name="T12">– </text:span><text:span text:style-name="T54">Какая из? Их много, вообще-то. Ик!</text:span></text:p>
      <text:p text:style-name="P40"><text:span text:style-name="T12">– </text:span><text:span text:style-name="T54">Про принцесс. Про то, что они фаэри, спустившиеся с неба во плоти, чтоб помогать пони управлять Эквестрией?</text:span></text:p>
      <text:p text:style-name="P40"><text:span text:style-name="T12">– </text:span><text:span text:style-name="T54">Макс, </text:span><text:span text:style-name="T12">– </text:span><text:span text:style-name="T54">захихикала Пинки, взъерошив копытами розовые кудряшки и попытавшись соорудить из них бороду, </text:span><text:span text:style-name="T12">–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0"><text:span text:style-name="T12">–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0"><text:span text:style-name="T12">– </text:span><text:span text:style-name="T54">Ты что-о-о! Нельзя любить фаэри! Она похитит твоё сердце, и ты будешь искать её, пока не... </text:span><text:span text:style-name="T12">– </text:span><text:span text:style-name="T54">Пинки погрузилась в так и не съеденный салат «по-Кантерлотски» и захрапела.</text:span></text:p>
      <text:p text:style-name="P40"><text:span text:style-name="T12">– </text:span><text:span text:style-name="T54">Пока не умру?</text:span></text:p>
      <text:p text:style-name="P40"><text:soft-page-break/><text:span text:style-name="T12">– </text:span><text:span text:style-name="T54">Нет, глупенький, </text:span><text:span text:style-name="T12">– </text:span><text:span text:style-name="T54">пробулькала Пинки из миски. </text:span><text:span text:style-name="T12">– </text:span><text:span text:style-name="T54">Пока не найдёшь.</text:span></text:p>
      <text:p text:style-name="P4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3">Холодок незаметно прокрался мне в душу и прояснил мозги. Я кинул взгляд на часы на стене. Было без десяти шесть.</text:p>
      <text:p text:style-name="P43">Бля!</text:p>
      <text:p text:style-name="P4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3">БАМММ!!!</text:p>
      <text:p text:style-name="P4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3"><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3"><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3"><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3"><text:span text:style-name="T7">– </text:span>У нас?</text:p>
      <text:p text:style-name="P43">Пинки молча поддела меня носом и буквально закинула на спину.</text:p>
      <text:p text:style-name="P4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3">Но недостаточное.</text:p>
      <text:p text:style-name="P4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3"><text:span text:style-name="T7">– </text:span>Стооой! <text:span text:style-name="T7">– </text:span>заорал я. <text:span text:style-name="T7">– </text:span>Выпрыгивай из бочки!!!</text:p>
      <text:p text:style-name="P43">Кобылка-пилот улыбнулась и постукала копытцем по шлему, показывая, что не слышит меня.</text:p>
      <text:p text:style-name="P43"><text:span text:style-name="T7">– </text:span>Выпрыгивааа... <text:span text:style-name="T7">– </text:span>мой крик утонул в рёве рвущихся фейерверков.</text:p>
      <text:p text:style-name="P43"><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3"><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3">Поняшка ткнула в бок белоснежную пони-единорога. Та раскрыла глаза и осмотрелась.</text:p>
      <text:p text:style-name="P43"><text:span text:style-name="T7">– </text:span>Смотри, вот те и ответ на вопрос, куда деваются пони!</text:p>
      <text:p text:style-name="P43"><text:span text:style-name="T7">– </text:span>Где? <text:span text:style-name="T7">– </text:span>единорожка начала оглядываться.</text:p>
      <text:p text:style-name="P43"><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3"><text:span text:style-name="T7">– </text:span>И что? Я всё равно не пойму, куда пони деваются? И куда пропала Скуталу?</text:p>
      <text:p text:style-name="P43"><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3"/>
      <text:p text:style-name="P4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0"/>
      <text:p text:style-name="P47">Приветствую тебя, мой маленький человек!</text:p>
      <text:p text:style-name="P4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4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4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7">«<text:span text:style-name="T7">P.S. Н</text:span>е гневите мироздание воровством! <text:span text:style-name="T28">Обмен рулит</text:span>!»</text:p>
      <text:p text:style-name="P4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7"/>
      <text:p text:style-name="P3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39"/>
      <text:p text:style-name="P39">P.S.P.S. <text:span text:style-name="T1">Я всё равно дождусь, когда ты перестанешь злиться!</text:span></text:p>
      <text:p text:style-name="P45"/>
      <text:h text:style-name="Heading_20_2" text:outline-level="2">13. Мэйнхэттен</text:h>
      <text:p text:style-name="P45"/>
      <text:p text:style-name="P43"><text:span text:style-name="T7">– </text:span>Попробуй ещё раз. Может, сбой соединения.</text:p>
      <text:p text:style-name="P4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3"><text:span text:style-name="T7">– </text:span>Не отсылается. Глюк какой-то.</text:p>
      <text:p text:style-name="P4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3"><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3"><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3"/>
      <text:p text:style-name="P44">***</text:p>
      <text:p text:style-name="P43"/>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3"><text:span text:style-name="T7">– </text:span>Это неправильно! <text:span text:style-name="T7">– </text:span>заявила Рэйнбоу Дэш, отвернувшись от окна.</text:p>
      <text:p text:style-name="P43"><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3"><text:span text:style-name="T7">– </text:span>Да я не про то! <text:span text:style-name="T7">– </text:span>отмахнулась пегаска. <text:span text:style-name="T7">– </text:span>Посмотри на поле.</text:p>
      <text:p text:style-name="P43"><text:span text:style-name="T7">– </text:span>И что? Поле как поле.</text:p>
      <text:p text:style-name="P43"><text:span text:style-name="T7">– </text:span>Оно не убрано. <text:span text:style-name="T7">– </text:span>мрачно ответила Дэш. <text:span text:style-name="T7">– </text:span>Ужас, сколько кукурузы пропадает!</text:p>
      <text:p text:style-name="P43">Я присмотрелся получше и указал пегаске на очередной городок, проносящийся за окном.</text:p>
      <text:p text:style-name="P43"><text:span text:style-name="T7">– </text:span>У самого посёлка поля убраны. Наверняка дойдёт дело и до остальных.</text:p>
      <text:p text:style-name="P43"><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3"><text:span text:style-name="T7">– </text:span>Спасибо, но от пинкиных плюшек у меня фланки округляются.</text:p>
      <text:p text:style-name="P43"><text:span text:style-name="T7">– </text:span>Да ладно тебе! От одной не округлятся.</text:p>
      <text:p text:style-name="P43"><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43">За окном несколько пони работали на поле. Что-то странное было в их деятельности.<text:span text:style-name="T7"> </text:span>Как будто…</text:p>
      <text:p text:style-name="P43"><text:span text:style-name="T7">– О</text:span>но и понятно, что поля не убраны. Откуда ж им быть убранными, когда на двух работающих пони целая толпа бездельников!</text:p>
      <text:p text:style-name="P4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3"><text:span text:style-name="T7">– </text:span>Они паслись… Ты можешь себе представить? Макс! Они ПАСЛИСЬ! Ели траву, как какие-то дикари! Фигня какая-то…</text:p>
      <text:p text:style-name="P4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3">…</text:p>
      <text:p text:style-name="P43">ВЖИИИИИИИИИ!!!</text:p>
      <text:p text:style-name="P4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3"><text:span text:style-name="T7">– </text:span>Что за…?</text:p>
      <text:p text:style-name="P8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3"><text:span text:style-name="T7">– </text:span>Леди и джентльпони! Просьба не паниковать! Поезд дальше не идёт: впереди провал! <text:span text:style-name="T7">– </text:span>крикнул проводник.</text:p>
      <text:p text:style-name="P43"><text:span text:style-name="T7">– </text:span>Какой ещё, в дышло, провал? Я проезжал тут два дня назад!</text:p>
      <text:p text:style-name="P43"><text:span text:style-name="T7">– </text:span>Безобразие! Верните мне деньги за билет!</text:p>
      <text:p text:style-name="P43"><text:span text:style-name="T7">– </text:span>Как вы смеете! Я опоздаю в порт! <text:s/><text:span text:style-name="T7">– </text:span>послышались выкрики в толпе.</text:p>
      <text:p text:style-name="P43">Проводник — седой земнопони стального цвета — поставил фонарь на пол и вытер со лба пот.</text:p>
      <text:p text:style-name="P43"><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3">Я осторожно подошёл к краю и глянул вниз. </text:p>
      <text:p text:style-name="P4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3"><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3"><text:span text:style-name="T7">– </text:span>Дэш, нам надо на ту сторону.</text:p>
      <text:p text:style-name="P43"><text:span text:style-name="T7">– </text:span>Нет проблем. Я могу тебя перенести.</text:p>
      <text:p text:style-name="P43">Я с сомнением посмотрел на пегаску. Дэш в холке была мне по пояс.</text:p>
      <text:p text:style-name="P43"><text:span text:style-name="T7">– </text:span>Ты точно в этом уверена?</text:p>
      <text:p text:style-name="P43"><text:span text:style-name="T7">– </text:span>Почти. На восемьдесят процентов.</text:p>
      <text:p text:style-name="P43">Мля.</text:p>
      <text:p text:style-name="P43"><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3">Пегаска почесала затылок и заметила.</text:p>
      <text:p text:style-name="P43"><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43">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3">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43">…</text:p>
      <text:p text:style-name="P4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3">Разумеется, я посмотрел вниз.</text:p>
      <text:p text:style-name="P4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3">…</text:p>
      <text:p text:style-name="P43">Я валялся на насыпи и трясся как в лихорадке. От пережитого шока меня тошнило.</text:p>
      <text:p text:style-name="P43"><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4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3"><text:span text:style-name="T7">– </text:span>Я чувствую, что только что упустил отличную возможность отлить на вселенную!</text:p>
      <text:p text:style-name="P43"/>
      <text:p text:style-name="P4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3"><text:span text:style-name="T7">– </text:span>Павильон закрыт! Вы опоздали на две недели. <text:span text:style-name="T7">– </text:span>проворчал рыжий земнопони в фуражке и попытался захлопнуть дверь. Я вставил в проём ботинок и развернул перед его носом мандат.</text:p>
      <text:p text:style-name="P3"><text:span text:style-name="T42">«</text:span><text:span text:style-name="T42">Именем </text:span><text:span text:style-name="T42">Селестии, </text:span><text:span text:style-name="T42">повелеваю</text:span><text:span text:style-name="T42"> всячески содействовать предъявителю сего мандата, человеку Максу Терранскому, вверять ему любое </text:span><text:span text:style-name="T42">указанное </text:span><text:span text:style-name="T42">оборудование, </text:span><text:span text:style-name="T42">устройство</text:span><text:span text:style-name="T42"> </text:span><text:span text:style-name="T42">и другое оснащение </text:span><text:span text:style-name="T42">по его первому требованию, </text:span><text:span text:style-name="T42">а также способствовать их транспортировке в Понивилль или любое другое указанное место.</text:span></text:p>
      <text:p text:style-name="P3"><text:span text:style-name="T42">Принцесса Селестия Эквестрийская</text:span><text:span text:style-name="T42">» </text:span><text:span text:style-name="T37">– </text:span><text:span text:style-name="T41">прочитал охранник, близоруко щурясь.</text:span></text:p>
      <text:p text:style-name="P43"><text:span text:style-name="T7">– </text:span>Удостоверение личности предъявлять? <text:span text:style-name="T7">– </text:span>осведомился я.</text:p>
      <text:p text:style-name="P43"><text:span text:style-name="T7">– </text:span>Ч-ч-человеку М-м-максу? <text:span text:style-name="T7">– </text:span>заикаясь, переспросил охранник. Он присмотрелся ко мне получше и изо всех сил опустил копыто мне на носок.</text:p>
      <text:p text:style-name="P43">Бляяя!!!</text:p>
      <text:p text:style-name="P43">Ботинки были сделаны на совесть, я их купил когда-то </text:p>
      <text:p text:style-name="P43"><text:soft-page-break/></text:p>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0"/>
      <text:p text:style-name="P3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ни становятся безмозглыми животными-пони</text:span>&gt;</text:p>
      <text:p text:style-name="P26"><text:soft-page-break/>&lt;<text:span text:style-name="T1">Добавить в фанфик самбу</text:span>&gt;</text:p>
      <text:p text:style-name="P3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1">- В законе не указана конкретный соправитель Диархии!</text:span>&gt;</text:p>
      <text:p text:style-name="P36"/>
      <text:p text:style-name="P36">&lt;<text:span text:style-name="T21">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6"/>
      <text:p text:style-name="P36">&lt;<text:span text:style-name="T20"> - </text:span><text:span text:style-name="T21">С кем у тебя ещё были… отношения?</text:span></text:p>
      <text:p text:style-name="P28">- С Рэйнбоу Дэш — ответил я несчастным голосом. - И, может быть, с Пинки.</text:p>
      <text:p text:style-name="P36"><text:span text:style-name="T21">- А ты живчик. - удивлённо заметила Луна и нахмурилась. - На меня не рассчитывай</text:span>&gt;</text:p>
      <text:p text:style-name="P36"/>
      <text:p text:style-name="P40">Но реальная Эквестрия здорово отличалась от сериальной. </text:p>
      <text:p text:style-name="P40"/>
      <text:p text:style-name="P40"/>
      <text:p text:style-name="P55"><text:span text:style-name="T7">–</text:span> Заклинания Свирла Бородатого обычно срабатывают без ошибок.</text:p>
      <text:p text:style-name="P55"><text:span text:style-name="T7">–</text:span> Если их правильно вызывают, <text:span text:style-name="T7">–</text:span> пробурчал возвратившийся Спайк, укладываясь в корзинку.</text:p>
      <text:p text:style-name="P55"><text:span text:style-name="T7">–</text:span> Что он имел ввиду?</text:p>
      <text:p text:style-name="P55"><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5"/>
      <text:p text:style-name="P55"><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59"/>
      <text:p text:style-name="P55"><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5"><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5"><text:span text:style-name="T7">–</text:span> Нет, она мне ничего не говорила. Но, видишь ли, ваше королевство и вы сами описаны в моём мире в детском сериале.</text:p>
      <text:p text:style-name="P55"><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5">Я покачал головой.</text:p>
      <text:p text:style-name="P55"><text:span text:style-name="T7">–</text:span> Вряд ли кто-то из людей побывал здесь до меня. До вас ведь никто не вызывал это заклинание Свирла?</text:p>
      <text:p text:style-name="P55"><text:span text:style-name="T7">–</text:span> Нет. Собрание столь сильных магов запомнилось бы.</text:p>
      <text:p text:style-name="P55"><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5"><text:span text:style-name="T7">–</text:span> Вам нравятся рассказы про Эквестрию? <text:span text:style-name="T7">–</text:span> Твайлайт улыбнулась.</text:p>
      <text:p text:style-name="P55"><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5"><text:span text:style-name="T7">–</text:span> Брони?</text:p>
      <text:p text:style-name="P55"><text:span text:style-name="T7">–</text:span> Так называют себя поклонники этого детского сериала и вас самих <text:span text:style-name="T1">—</text:span> сериальных.</text:p>
      <text:p text:style-name="P55">Твайлайт зарделась.</text:p>
      <text:p text:style-name="P55"><text:span text:style-name="T7">–</text:span> Ого! У нас есть поклонники! Интересно было бы поговорить об этом с твоим другом.</text:p>
      <text:p text:style-name="P55"><text:span text:style-name="T7">–</text:span> Его нет. Он погиб полгода назад.</text:p>
      <text:p text:style-name="P55"><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5"><text:span text:style-name="T7">–</text:span> Всё в порядке, Твайлайт.</text:p>
      <text:p text:style-name="P55">Твайлайт подошла к нише у двери, зажгла небольшую горелку и поставила на неё небольшой изящный чайничек</text:p>
      <text:p text:style-name="P55"><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0"/>
      <text:p text:style-name="P40"/>
      <text:p text:style-name="P40"/>
      <text:p text:style-name="P40"/>
      <text:p text:style-name="P40"/>
      <text:p text:style-name="P55">Я помолчал, собираясь с мыслями. Мысли собирались туго, но самое тупое решение мне пришло в голову ещё в Кантерлоте.</text:p>
      <text:p text:style-name="P55"><text:span text:style-name="T7">–</text:span> Я помню, ваша магия Элементов Гармонии обладает большой силой.</text:p>
      <text:p text:style-name="P55"><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55"><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5">Глаза Твайлайт в ужасе расширились. Она поперхнулась.</text:p>
      <text:p text:style-name="P55"><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5"><text:span text:style-name="T7">–</text:span> Для восстановления гармонии, говришь, <text:span text:style-name="T7">–</text:span> я почесал затылок.</text:p>
      <text:p text:style-name="P55"><text:span text:style-name="T7">–</text:span> Ну да, это так. Большие возмущения гармонии можно исправить только с помощью… Ой!..</text:p>
      <text:p text:style-name="P55"><text:span text:style-name="T7">–</text:span> Угу, вот именно. Сейчас имеем “большое возмущение гармонии”.</text:p>
      <text:p text:style-name="P55">Твайлайт прижала копыта к вискам.</text:p>
      <text:p text:style-name="P59"/>
      <text:p text:style-name="P55"><text:span text:style-name="T7">–</text:span> Ты не понимаешь… Я сейчас расскажу.</text:p>
      <text:p text:style-name="P55"/>
      <text:p text:style-name="P55"/>
      <text:p text:style-name="P55"/>
      <text:p text:style-name="P55"><text:span text:style-name="T7">–</text:span> Найтмэр Мун и Дискорд не разорвались и не сгорели.</text:p>
      <text:p text:style-name="P55"><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text:span><text:soft-page-break/><text:span text:style-name="T21">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0"/>
      <text:h text:style-name="P124" text:outline-level="2">Сон Рэрити</text:h>
      <text:p text:style-name="P55"/>
      <text:p text:style-name="P55">… в огромном пустом пространстве, а меня окружают звёзды, <text:span text:style-name="T1">–</text:span> рассказывала Рэрити, когда мы с пегаской вломились в библиотеку.</text:p>
      <text:p text:style-name="P55"><text:span text:style-name="T1">–</text:span> Привет Макс, - кивнула она мне.</text:p>
      <text:p text:style-name="P55">Рэрити перевела взгляд с меня на взъерошенную пегаску и недоверчиво сморщила носик.</text:p>
      <text:p text:style-name="P55"><text:span text:style-name="T1">–</text:span> Боже, какие страсти! - прошептала она.</text:p>
      <text:p text:style-name="P5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5"><text:span text:style-name="T1">–</text:span> Ну так вот, <text:span text:style-name="T1">–</text:span> продолжила Рэрити, <text:span text:style-name="T1">–</text:span> в этом космосе вдруг появилась звёздочка...</text:p>
      <text:p text:style-name="P55"/>
      <text:p text:style-name="P56">***</text:p>
      <text:p text:style-name="P55"/>
      <text:p text:style-name="P55"><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55"/>
      <text:p text:style-name="P55"/>
      <text:p text:style-name="P56">***</text:p>
      <text:p text:style-name="P59"/>
      <text:p text:style-name="P10"/>
      <text:p text:style-name="P59"><text:span text:style-name="T43">&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22">прорыв реальности). Сам рейд описывает Луна во время возвращения Макса в Кантерлот после исчезновения Селестии</text:span><text:span text:style-name="T40">&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55"><text:span text:style-name="T7">–</text:span> Ты могла бы нести меня телекинезом. Я, после того, как узнал о ваших способностях, удивлялся, почему ты этого не сделала?</text:p>
      <text:p text:style-name="P55"><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5"/>
      <text:p text:style-name="P55"><text:span text:style-name="T7">–</text:span> А дальше всё было хуже, намного хуже...</text:p>
      <text:p text:style-name="P55"/>
      <text:p text:style-name="P1"/>
      <text:p text:style-name="P55"/>
      <text:p text:style-name="P56">***</text:p>
      <text:p text:style-name="P59"/>
      <text:p text:style-name="P55"><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9"/>
      <text:h text:style-name="P124" text:outline-level="2">Рейд пони-рэйнджеров</text:h>
      <text:p text:style-name="P55">&lt;Магия изо всех окраин Эквестрии бежит к её центру — в Вечнодикий лес&gt;</text:p>
      <text:p text:style-name="P61">(леденящий душу триллер, музыка тревожная)</text:p>
      <text:p text:style-name="P5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5">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5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5"><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5"><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5"><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5"><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5"><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5"><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5"><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5">Дальше мы передвигались с интервалом бескрылого прыжка, чтобы не нанести друг другу увечий в случае работы оружием.</text:p>
      <text:p text:style-name="P56">***</text:p>
      <text:p text:style-name="P55"><text:span text:style-name="T7">–</text:span> Шанту?</text:p>
      <text:p text:style-name="P55"><text:span text:style-name="T7">–</text:span> Ваше Высочество? Мы никогда не встречали такое существо раньше и я…</text:p>
      <text:p text:style-name="P55"><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5"><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6">***</text:p>
      <text:p text:style-name="P55"><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55">...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5"><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5"><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5"><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5">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5"><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5"><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5"><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5"><text:span text:style-name="T7">–</text:span> Дискорд! Что их убило? <text:span text:style-name="T7">–</text:span> присвистнул обошедший Хорста с другой стороны Калрус.</text:p>
      <text:p text:style-name="P55"><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5">Я поднял нагрудную бляху, лежащую на скелете с раздавленной грудной клеткой.</text:p>
      <text:p text:style-name="P55"><text:span text:style-name="T7">–</text:span> Это королевский конвой. Такие были на службе у принцесс ещё лет двадцать назад, до Раздора.</text:p>
      <text:p text:style-name="P55"><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5"><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5">Больше мы ничего не говорили. Продолжение дороги выходило из топи в полусотне метров от нас <text:span text:style-name="T7">—</text:span> <text:soft-page-break/>туда мы и помчались, сопровождаемые хлопками и свистом вращающихся шаров.</text:p>
      <text:p text:style-name="P56">***</text:p>
      <text:p text:style-name="P55"><text:span text:style-name="T7">–</text:span> Откуда там останки пегасов? Кто мог поймать их там? Они могут уйти от любой засады.</text:p>
      <text:p text:style-name="P55"><text:span text:style-name="T7">–</text:span> Не знаю, как насчёт летунов, принцессса, но когда мы осматривали кости, на нас было совершено нападение...</text:p>
      <text:p text:style-name="P55"><text:span text:style-name="T7">–</text:span> Вот как? На королевскую стражу в центре Эквестрии? Кто же это был?</text:p>
      <text:p text:style-name="P55"><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55">Луна обошла Кимеринна. </text:p>
      <text:p text:style-name="P55"><text:span text:style-name="T7">–</text:span> У вас рассечен бок. И колотая рана на шее.</text:p>
      <text:p text:style-name="P55"><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5"><text:span text:style-name="T7">–</text:span> Расслабьтесь, Кимеринн. Вы очень скованы. Я вижу, вам нелегко пришлось в этом походе.</text:p>
      <text:p text:style-name="P55">Растерзанная шея жеребца напомнила Луне о другом, которого она называла на “ты” больше тысячи лет назад, во время восстания.</text:p>
      <text:p text:style-name="P55"><text:span text:style-name="T7">–</text:span> Я ценю вашу службу и хочу достойно наградить вас. Спрашивайте.</text:p>
      <text:p text:style-name="P55"><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5">Луна вздохнула. Всё-таки, насколько легче было быть Найтмэр-Мун! Тогда ей не нужно было стесняться своих желаний и все было намного проще.</text:p>
      <text:p text:style-name="P55"><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5"><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5">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5">Он был высок для пони и Луне понадобилось всего лишь немного склонить шею, чтобы тихо выдохнуть ему в ухо:</text:p>
      <text:p text:style-name="P55"><text:span text:style-name="T7">–</text:span> Ну что же… Я рада оказать такую услугу… Тебе…</text:p>
      <text:p text:style-name="P55"><text:span text:style-name="T7">–</text:span> Принцесса…</text:p>
      <text:p text:style-name="P55"><text:span text:style-name="T7">–</text:span> Луна, мой дорогой. Для тебя <text:span text:style-name="T7">—</text:span> Луна…</text:p>
      <text:p text:style-name="P55">...</text:p>
      <text:p text:style-name="P55"/>
      <text:h text:style-name="P124" text:outline-level="2">Рейд пони-рэйнджеров-2 (<text:span text:style-name="T20">продолжение рейда пони-рэйнджеров</text:span>)</text:h>
      <text:p text:style-name="P55"/>
      <text:p text:style-name="P5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5"><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5">Мэдтроттер подошёл к холму и зацепил концом алебарды зелёный покров.</text:p>
      <text:p text:style-name="P55"><text:span text:style-name="T1">–</text:span> Металл! <text:span text:style-name="T1">–</text:span> удивлённо воскликнул он. <text:span text:style-name="T1">–</text:span> И стекло.</text:p>
      <text:p text:style-name="P55">В металлической поверхности сверкнуло небольшое прямоугольное окошко.</text:p>
      <text:p text:style-name="P55">Я прошёл вдоль холма и вскоре под побегами дикого винограда обнаружил вход, открывающий внутренности холма.</text:p>
      <text:p text:style-name="P5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5">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55"><text:span text:style-name="T7">–</text:span> Заночуем внутри. - <text:span text:style-name="T1">р</text:span>ешил я.</text:p>
      <text:p text:style-name="P55"><text:span text:style-name="T7">&lt;</text:span><text:span text:style-name="T20">Нужен ли тут самолёт? Нужен артефакт из Fallout Equestria - летучий корабль</text:span>?<text:span text:style-name="T7">&gt;</text:span></text:p>
      <text:p text:style-name="P55">Утро встретило нас туманом. Я пытался рассмотреть руины замка на противоположном берегу.</text:p>
      <text:p text:style-name="P55"><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5"><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5">Я сбросил громоздкие перемётные сумки с поклажей, оставив только закреплённый на ноге кинжал.</text:p>
      <text:p text:style-name="P5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6">***</text:p>
      <text:p text:style-name="P5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5"><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5"><text:span text:style-name="T7">–</text:span> Поворачивайте, уходите от болота! <text:span text:style-name="T7">–</text:span> донёсся его крик.</text:p>
      <text:p text:style-name="P5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6">***</text:p>
      <text:p text:style-name="P55"><text:span text:style-name="T7">–</text:span> Дискорд тебе в крыло, Ким, ты таки заставил нас попотеть! Что там за чертовщина?</text:p>
      <text:p text:style-name="P55">Я отлепился от серебристой поверхности и прыгул на землю.</text:p>
      <text:p text:style-name="P55"><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5">Сброшенный обрубок лианы медленно извивался, стараясь найти опору, вокруг которой можно было бы обвиться. </text:p>
      <text:p text:style-name="P55"><text:span text:style-name="T7">– </text:span>Схватил бы за крыло <text:span text:style-name="T7">—</text:span> я бы не вырвался.</text:p>
      <text:p text:style-name="P55">Я взглянул вверх. На металлической стенке чётко отпечатались четыре полукруга копыт. </text:p>
      <text:p text:style-name="P55"><text:span text:style-name="T7">–</text:span> И пришлось бы тебе за меня во дворце отдуваться.</text:p>
      <text:p text:style-name="P55"><text:span text:style-name="T7">–</text:span> Нашел что-нибудь интересное в развалинах?</text:p>
      <text:p text:style-name="P55"><text:span text:style-name="T7">–</text:span> А как же! Странное такое. Похожее на обезьяну. Но стройнее и грациознее. И оно было одето…</text:p>
      <text:p text:style-name="P55"><text:span text:style-name="T7">–</text:span> Одето?</text:p>
      <text:p text:style-name="P55"><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5"><text:span text:style-name="T7">–</text:span> Ещ одно неизвестное чудовище! <text:s/>Что-то их тут много развелось.</text:p>
      <text:p text:style-name="P55">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5">Я забросил на спину перемётные сумки и дал команду сбора.</text:p>
      <text:p text:style-name="P55"><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5">“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5"><text:span text:style-name="T7">–</text:span> Вы ведь в неопасное место идёте, да?</text:p>
      <text:p text:style-name="P55"><text:span text:style-name="T7">–</text:span> Да, Силк Мэйн, в неопасное.</text:p>
      <text:p text:style-name="P55"><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5"><text:span text:style-name="T7">–</text:span> Силк, не волнуйся, если будет опасно, мы сразу же повернём. (И пойдём другой дорогой <text:span text:style-name="T7">—</text:span> додумал я).</text:p>
      <text:p text:style-name="P55"><text:soft-page-break/>Силк Мэйн выпустила мою ногу, успокаиваясь. Я пошёл в казарму, а кобылки продолжали молча смотреть на меня...</text:p>
      <text:p text:style-name="P5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5">Опять таки, шансы для Мэда и Калруса <text:s/>пройти через болото <text:span text:style-name="T7">—</text:span> ничтожны.</text:p>
      <text:p text:style-name="P55"><text:span text:style-name="T7">–</text:span> Возвращаемся, Мэдди, <text:span text:style-name="T7">–</text:span> решил я. <text:span text:style-name="T7">–</text:span> Намотрелись достаточно.</text:p>
      <text:p text:style-name="P55">Пусть принцесса считает меня трусом, пусть я больше не смогу взглянуть ей в глаза, но я должен сделать то, что делаю. Мы возвращаемся…</text:p>
      <text:p text:style-name="P55"/>
      <text:h text:style-name="P124" text:outline-level="2">Продолжение ЛСД-чаепития</text:h>
      <text:p text:style-name="P55"/>
      <text:p text:style-name="P55"><text:s/>Так значит, своим появлением я невольно поспособствовал гибели особенного пони Луны? Мне очень жаль…</text:p>
      <text:p text:style-name="P55">Селестия через силу улыбнулась.</text:p>
      <text:p text:style-name="P55"><text:span text:style-name="T7">–</text:span> Пони умеют переносить тяготы, Макс. <text:span text:style-name="T7">–</text:span> Иначе бы мы не выжили. В нашей истории бывали очень тяжёлые времена.</text:p>
      <text:p text:style-name="P5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5"><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5"><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5"/>
      <text:p text:style-name="P55"/>
      <text:p text:style-name="P55"/>
      <text:p text:style-name="P55"><text:span text:style-name="T7">–</text:span> Тия, я…</text:p>
      <text:p text:style-name="P55"><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5">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5"><text:soft-page-break/>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5">Селестия замолчала, потом медленно поднесла ко рту чашку с холодным чаем и сделала три глубоких глотка.</text:p>
      <text:p text:style-name="P55"><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5"><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5"><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5"/>
      <text:p text:style-name="P85"/>
      <text:p text:style-name="P65">Она вытянула шею и начала по очереди сгибать-разгибать ноги, разминая суставы.</text:p>
      <text:p text:style-name="P65"><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5"/>
      <text:p text:style-name="P55"><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5">Её образ расплывался, в голове стоял звон, звуки проникали в уши как будто через толстый слой ваты.</text:p>
      <text:p text:style-name="P55"><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5">мочь мне. Помочь всем нам. А сейчас иди, отдыхай.</text:p>
      <text:p text:style-name="P55"/>
      <text:h text:style-name="P124" text:outline-level="2">В библиотеке замка Селестии</text:h>
      <text:p text:style-name="P90"/>
      <text:p text:style-name="P6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5">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55">Если верить заклинанию, я <text:span text:style-name="T7">—</text:span> внешняя сила, и если меня хорошо попросить <text:span text:style-name="T7">&lt;</text:span><text:span text:style-name="T20">см. выше - ночь с </text:span><text:soft-page-break/><text:span text:style-name="T20">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5"/>
      <text:h text:style-name="P124" text:outline-level="2">Понивилль</text:h>
      <text:p text:style-name="P55"/>
      <text:h text:style-name="P124" text:outline-level="2">Знакомство с Элементами Гармонии</text:h>
      <text:p text:style-name="P55"/>
      <text:p text:style-name="P55">На следующий день я застал в библиотеке кроме Твайлайт ещё трёх кобылок.</text:p>
      <text:p text:style-name="P55"><text:span text:style-name="T1">–</text:span> Знакомься, Макс <text:span text:style-name="T1">–</text:span> начала представлять меня Твайлайт, <text:span text:style-name="T1">–</text:span> это Пинки Пай.</text:p>
      <text:p text:style-name="P55"><text:span text:style-name="T1">–</text:span> Очень приятно, Макс.</text:p>
      <text:p text:style-name="P5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5"><text:span text:style-name="T1">–</text:span> ...то Рэрити! <text:span text:style-name="T1">–</text:span> Твайлайт представила светлую единорожку, которая чуть склонила голову в приветствии.</text:p>
      <text:p text:style-name="P55"><text:span text:style-name="T1">–</text:span> Макс, <text:span text:style-name="T1">–</text:span> кивнул я ей в ответ.</text:p>
      <text:p text:style-name="P55"><text:span text:style-name="T1">–</text:span> Рэйнбоу Дэш! <text:span text:style-name="T1">–</text:span> голубая пегаска представилась сама, насмешливо наморщив нос.</text:p>
      <text:p text:style-name="P55"><text:span text:style-name="T1">–</text:span> Макс. <text:span text:style-name="T1">–</text:span> закончил представляться я.</text:p>
      <text:p text:style-name="P55">Твайлайт продолжила прерванную моим появлением беседу.</text:p>
      <text:p text:style-name="P55"><text:span text:style-name="T1">–</text:span> Как я вам уже рассказывала, заклинание Свирла вызвало сюда Макса. И он хочет нам помочь, но не знает, как.</text:p>
      <text:p text:style-name="P55">Голубая пегаска вомущённо фыркнула.</text:p>
      <text:p text:style-name="P55"><text:span text:style-name="T1">–</text:span> А нужно ли нам помогать? Сами как-нибудь справимся!</text:p>
      <text:p text:style-name="P55"><text:span text:style-name="T1">–</text:span> Но Дэш, дорогая, неужели ты думаешь, что Твайлайт и принцесса Селестия не перепробовали всё возможное?</text:p>
      <text:p text:style-name="P55"><text:span text:style-name="T1">–</text:span> Рэрити грациозно улеглась на подушку, пододвинув её к себе магией.</text:p>
      <text:p text:style-name="P5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5">Я ошеломлённо посмотрел на неё.</text:p>
      <text:p text:style-name="P55"><text:span text:style-name="T1">–</text:span> Откуда ты знаешь?</text:p>
      <text:p text:style-name="P5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5"><text:span text:style-name="T1">– </text:span>47 лет? Такой старый? <text:span text:style-name="T1">–</text:span> тихо произнесла Рэйнбоу Дэш с сомнением поглядывая на меня.</text:p>
      <text:p text:style-name="P55"><text:soft-page-break/><text:span text:style-name="T1">–</text:span> Не старый. У нас живут, в среднем, до 90-ти <text:span text:style-name="T1">–</text:span> 100-а лет.</text:p>
      <text:p text:style-name="P5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5"><text:span text:style-name="T1">–</text:span> Программы. Это такие… гм… заклинания. Ты пишешь программу, запускаешь её, а потом она делает что-то для тебя.</text:p>
      <text:p text:style-name="P55"><text:span text:style-name="T1">–</text:span> То есть, ты, типа, волшебник в своём мире?</text:p>
      <text:p text:style-name="P55"><text:span text:style-name="T1">–</text:span> Вряд ли меня так можно называть. Очень далёкие параллели. У нас совсем нет магии.</text:p>
      <text:p text:style-name="P5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5"/>
      <text:p text:style-name="P55"/>
      <text:p text:style-name="P55">...</text:p>
      <text:p text:style-name="P55"/>
      <text:p text:style-name="P5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5"><text:span text:style-name="T1">–</text:span> Ну… В общем, да. Надо ещё пригласить Эпплджек и Флаттершай.</text:p>
      <text:p text:style-name="P5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5"><text:span text:style-name="T1">–</text:span> О, Рэрити, спасибо-спасибо-спасибо! <text:span text:style-name="T1">–</text:span> Твайлайт обняла единорожку.</text:p>
      <text:p text:style-name="P5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5">Рэйнбоу Дэш развернулась к выходу из библиотеки.</text:p>
      <text:p text:style-name="P5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5"><text:span text:style-name="T1">–</text:span> Мне кажется, Макс, ты ей чем-то не нравишься, <text:span text:style-name="T1">–</text:span> заметила Рэрити.</text:p>
      <text:p text:style-name="P55"><text:span text:style-name="T1">–</text:span> А, по-моему, так наоборот, <text:span text:style-name="T1">–</text:span> хмыкнул Спайк, всё это время евший в сторонке какие-то сверкающие кристаллы.</text:p>
      <text:p text:style-name="P55"><text:span text:style-name="T1">–</text:span> Но довольно слов. Что нужно делать, дорогая? <text:span text:style-name="T1">–</text:span> обратилась Рэрити к Твайлайт.</text:p>
      <text:p text:style-name="P55"><text:span text:style-name="T1">–</text:span> До утра <text:span text:style-name="T1">—</text:span> ничего. Потом вам нужно лечь рядом и я вызову заклинание двойного сна.</text:p>
      <text:p text:style-name="P55"><text:span text:style-name="T1">–</text:span> Отлично, тогда я ещё успею привести себя в порядок. На все сто нужно выглядеть даже во сне. Тем более, в чужом.</text:p>
      <text:p text:style-name="P55">Рэрити вышла на улицу. Я поднялся с места.</text:p>
      <text:p text:style-name="P55"><text:span text:style-name="T1">–</text:span> Я тоже, пожалуй, пройдусь.</text:p>
      <text:p text:style-name="P55"><text:span text:style-name="T1">–</text:span> Далеко не уходи, Макс. Понивилль не такой уж и маленький, новичок в нём запросто может заблудиться.</text:p>
      <text:p text:style-name="P55"><text:span text:style-name="T1">–</text:span> Не волнуйся, Твайлайт. Пройдусь до железной дороги и обратно.</text:p>
      <text:p text:style-name="P5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5">Дойдя до железной дороги, я пошёл вдоль неё, постепеннно выходя за пределы городка.</text:p>
      <text:p text:style-name="P55"><text:soft-page-break/>Чувствительный толчок чуть выше пояса заставил меня сделать два шага вперёд, чтобы не упасть.</text:p>
      <text:p text:style-name="P55">Я обернулся.</text:p>
      <text:p text:style-name="P55">Сзади стояла Рэйнбоу Дэш с растрёпанной от толчка чёлкой.</text:p>
      <text:p text:style-name="P5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5"><text:span text:style-name="T1">–</text:span> Рэйнбоу, успокойся. О чём ты?</text:p>
      <text:p text:style-name="P55">Она глядела сквозь чёлку куда-то мимо меня, отворачивая взгляд. Заднее копыто легонько притоптывало.</text:p>
      <text:p text:style-name="P55"><text:span text:style-name="T1">–</text:span> Ты знаешь, о чём. Должен знать, <text:span text:style-name="T1">–</text:span> отрезала она, ничего не объясняя.</text:p>
      <text:p text:style-name="P55"><text:span text:style-name="T1">–</text:span> Я не понимаю. Честно. Что ты чувствуешь?</text:p>
      <text:p text:style-name="P5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5"/>
      <text:p text:style-name="P68"/>
      <text:h text:style-name="P124" text:outline-level="2">Первый сеанс двойного сна. Рэрити</text:h>
      <text:p text:style-name="P55"/>
      <text:p text:style-name="P55"><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5"><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55"/>
      <text:p text:style-name="P55">Когда я вернулся в библиотеку, Твайлайт и Спайк уже соорудили нечто вроде мягкого уголка на втором этаже.</text:p>
      <text:p text:style-name="P55"><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5"><text:span text:style-name="T7">–</text:span> Может, и поместимся. Но, вообще, я во сне верчусь.</text:p>
      <text:p text:style-name="P55"><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5"><text:span text:style-name="T7">–</text:span> Рэ-ри-тиии! - прошептал в восхищении Спайк.</text:p>
      <text:p text:style-name="P55">И было отчего.</text:p>
      <text:p text:style-name="P55">Что-то неуловимо изменилось в той единорожке, которую я видел ещё утром.</text:p>
      <text:p text:style-name="P5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5"><text:span text:style-name="T7">–</text:span> Рэрити, ты выглядишь… Замечательно выглядишь! <text:span text:style-name="T7">–</text:span> растерянно пролепетала Твайлайт.</text:p>
      <text:p text:style-name="P55"><text:span text:style-name="T7">–</text:span> Дааааааа… Замечательно! <text:span text:style-name="T7">–</text:span> наконец-то смог закрыть рот <text:span text:style-name="T1">и втянуть слюни </text:span>Спайк.</text:p>
      <text:p text:style-name="P55"><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5"><text:soft-page-break/><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5"/>
      <text:p text:style-name="P55"><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5">Двух небольших понячьих матраса, сложенных вместе, мне вполне хватило, чтобы растянуться в полный рост и раскинуть руки крестом.</text:p>
      <text:p text:style-name="P5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5"><text:span text:style-name="T7">–</text:span> Я не слишком давлю? - прошептала мне на ухо единорожка.</text:p>
      <text:p text:style-name="P55">Её ресницы щекотали мне щёку и это было чертовски приятно. Ответить я не успел.</text:p>
      <text:p text:style-name="P55"><text:span text:style-name="T7">–</text:span> Готовы? <text:span text:style-name="T7">–</text:span> Спросила Твайлайт.</text:p>
      <text:p text:style-name="P55"><text:span text:style-name="T7">–</text:span> Я готова. <text:span text:style-name="T7">–</text:span> <text:span text:style-name="T1">о</text:span>тозвалась Рэрити.</text:p>
      <text:p text:style-name="P55"><text:span text:style-name="T7">–</text:span> Готов. <text:span text:style-name="T7">–</text:span> <text:span text:style-name="T1">с</text:span>казал я.</text:p>
      <text:p text:style-name="P5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5"/>
      <text:h text:style-name="P124" text:outline-level="2">Сон Макса</text:h>
      <text:p text:style-name="P90"/>
      <text:p text:style-name="P55"><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5"><text:span text:style-name="T25">–</text:span><text:span text:style-name="T20"> Готова, </text:span><text:span text:style-name="T25">–</text:span><text:span text:style-name="T20"> процедила она.</text:span><text:span text:style-name="T7">&gt;</text:span></text:p>
      <text:p text:style-name="P56">***</text:p>
      <text:p text:style-name="P55"><text:span text:style-name="T7">–</text:span> Вставай, Макс! <text:span text:style-name="T7">–</text:span> Маленькое копыто надавливало мне на грудь, делая энергичные круговые движения.</text:p>
      <text:p text:style-name="P55"><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5"><text:span text:style-name="T7">–</text:span> Мне не понравился цвет твоей мордочки. Ты стал слишком бледный. Я решила прервать твой сон. Как ты себя ...</text:p>
      <text:p text:style-name="P55"><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5"><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5"><text:span text:style-name="T7">–</text:span> Я в порядке. Что-то удалось узнать? <text:span text:style-name="T7">–</text:span> обратился я к Рэрити.</text:p>
      <text:p text:style-name="P55"><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5"><text:soft-page-break/><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5"><text:span text:style-name="T7">– </text:span>Да, Макс?</text:p>
      <text:p text:style-name="P55"><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5">Твайлайт растерялась.</text:p>
      <text:p text:style-name="P55"><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5"><text:span text:style-name="T7">–</text:span> Я помогу-у-у-у! <text:span text:style-name="T7">–</text:span> <text:span text:style-name="T1">з</text:span>апрыгала на месте Пинки.</text:p>
      <text:p text:style-name="P55"><text:span text:style-name="T7">–</text:span> Я помогу! <text:span text:style-name="T7">–</text:span> <text:span text:style-name="T1">н</text:span>еожиданно вызвалась Рэйнбоу Дэш, до этого безучастно наблюдавшая за нами.</text:p>
      <text:p text:style-name="P55"/>
      <text:p text:style-name="P63"/>
      <text:p text:style-name="P55"/>
      <text:p text:style-name="P55"><text:span text:style-name="T7">–</text:span> Я первая предложила! <text:span text:style-name="T7">–</text:span> возмутилась Пинки.</text:p>
      <text:p text:style-name="P55"><text:span text:style-name="T7">–</text:span> Предложила не ты, а Твайлайт. <text:span text:style-name="T7">–</text:span> <text:span text:style-name="T1">п</text:span>арировала Рэйнбоу Дэш.</text:p>
      <text:p text:style-name="P55"><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5"><text:span text:style-name="T7">–</text:span> Лады. <text:span text:style-name="T7">–</text:span> проворчала пегаска. <text:span text:style-name="T7">–</text:span> Приходи завтра на девять к библиотеке. Нет, лучше на десять.</text:p>
      <text:p text:style-name="P55"><text:span text:style-name="T7">–</text:span> Хорошо, Рэйнбоу Дэш. Договорились.</text:p>
      <text:p text:style-name="P55"><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5">Голубая пегаска фыркнула и скрылась в дневном небе.</text:p>
      <text:p text:style-name="P55"/>
      <text:h text:style-name="P124" text:outline-level="2">День с Пинки</text:h>
      <text:p text:style-name="P55"/>
      <text:p text:style-name="P5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5"><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5"><text:span text:style-name="T7">–</text:span> Ффух! Дай отдышаться.</text:p>
      <text:p text:style-name="P55"><text:span text:style-name="T7">–</text:span> Устал? <text:span text:style-name="T7">–</text:span> <text:span text:style-name="T1">у</text:span>частливо спросила Пинки.</text:p>
      <text:p text:style-name="P55"><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5"><text:span text:style-name="T7">–</text:span> Да? Тогда пойдём перекусим.</text:p>
      <text:p text:style-name="P55">Манерный пони-оффициант выслушал наши пожелания и удалился.</text:p>
      <text:p text:style-name="P55"><text:span text:style-name="T7">–</text:span> А какой у тебя был образ жизни?</text:p>
      <text:p text:style-name="P55"><text:span text:style-name="T7">–</text:span> В основном, <text:span text:style-name="T1">э</text:span>сидячий.</text:p>
      <text:p text:style-name="P55"><text:soft-page-break/><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5"><text:span text:style-name="T7">–</text:span> А у нас сидячая работа в порядке вещей.</text:p>
      <text:p text:style-name="P55"><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5"/>
      <text:p text:style-name="P55"><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55"/>
      <text:h text:style-name="P124" text:outline-level="2">День с Рэйнбоу Дэш</text:h>
      <text:p text:style-name="P55"/>
      <text:p text:style-name="P55">Я подошёл к библиотеке без десяти десять. Вокруг никого не было и я решил зайти в библиотеку поздороваться с Твайлайт.</text:p>
      <text:p text:style-name="P55"><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5"><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5"><text:span text:style-name="T7">–</text:span> Пошли, Рэйнбоу Дэш. А куда?</text:p>
      <text:p text:style-name="P55"><text:span text:style-name="T7">–</text:span> Слушай, зови меня Дэш. А то и мне придётся звать тебя полным именем, а я этого не выношу.</text:p>
      <text:p text:style-name="P55"><text:span text:style-name="T7">–</text:span> Договорились, Дэш. Так куда мы идём?</text:p>
      <text:p text:style-name="P55"><text:span text:style-name="T7">–</text:span> К <text:span text:style-name="T7">&lt;</text:span><text:span text:style-name="T20">водопаду</text:span><text:span text:style-name="T7">&gt;</text:span>. Там здоровски красивое место.</text:p>
      <text:p text:style-name="P55"><text:span text:style-name="T7">–</text:span> А я думал, ты хочешь показать мне Понивилль.</text:p>
      <text:p text:style-name="P55"><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5">Дэш повела меня из Понивилля вдоль железной дорог<text:span text:style-name="T1">и</text:span>.</text:p>
      <text:p text:style-name="P5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5"><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5"><text:span text:style-name="T7">–</text:span> Дежа вю? Ты об этом?</text:p>
      <text:p text:style-name="P55"><text:span text:style-name="T7">– </text:span>Что? Какое ещё дежавю?</text:p>
      <text:p text:style-name="P55"><text:span text:style-name="T7">–</text:span> Ложные воспоминания. Ты помнишь о чём-то, чего на самом деле никогда не было.</text:p>
      <text:p text:style-name="P55"><text:span text:style-name="T7">–</text:span> Хм. Может, и дежавю… Может… А если всё же было? Но ты не помнишь когда и как?</text:p>
      <text:p text:style-name="P55"><text:soft-page-break/><text:span text:style-name="T7">–</text:span> Дэш, не говори загадками. Если хочешь услышать внятный ответ, задавай внятный вопрос.</text:p>
      <text:p text:style-name="P55"><text:span text:style-name="T7">–</text:span> Не готова я… задать внятный вопрос. <text:span text:style-name="T7">–</text:span> <text:span text:style-name="T1">п</text:span>робормотала пегаска. <text:span text:style-name="T7">–</text:span> Нам туда.</text:p>
      <text:p text:style-name="P55">Дэш указала на тропку, уводящую от путей в молодой берёзово-кленовый лесок.</text:p>
      <text:p text:style-name="P55"><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5"><text:span text:style-name="T7">–</text:span> Из меня бегун тот ещё. <text:s/>Я проплыть могу больше, чем пробежать.</text:p>
      <text:p text:style-name="P55"><text:span text:style-name="T7">–</text:span> Давай попробуем. Летать-то ты всё равно не сможешь.</text:p>
      <text:p text:style-name="P55">И мы побежали. Точнее, Дэш потрусила бойкой рысью, а я старался не отставать от неё, тяжёло шаркая мокасинами.</text:p>
      <text:p text:style-name="P55">Постепенно дышать становилось всё труднее, а ноги были всё тяжелее.</text:p>
      <text:p text:style-name="P55"><text:span text:style-name="T7">–</text:span> Всё, Дэш. Я больше не могу.</text:p>
      <text:p text:style-name="P55"><text:span text:style-name="T7">–</text:span> Ты шутишь? Мы и полмили не пробежали.</text:p>
      <text:p text:style-name="P55"><text:span text:style-name="T7">–</text:span> Понимаешь, бег <text:span text:style-name="T1">—</text:span> не моя сильная сторона. Никогда не умел долго бегать.</text:p>
      <text:p text:style-name="P55"><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5"><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5"><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5"><text:span text:style-name="T7">–</text:span> Мы можем вернуться. А это место ты покажешь мне в другой раз. Выберемся туда в двухдневный поход.</text:p>
      <text:p text:style-name="P55"><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5"><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5"><text:span text:style-name="T7">–</text:span> Сможешь меня удержать?</text:p>
      <text:p text:style-name="P55"><text:span text:style-name="T7">–</text:span> Ты про руки, что ли? Смогу. А зачем?</text:p>
      <text:p text:style-name="P55"><text:span text:style-name="T7">–</text:span> Тогда держи меня. За задние ноги.</text:p>
      <text:p text:style-name="P55">И Дэш поднялась в воздух, зависнув на высоте примерно двух метров.</text:p>
      <text:p text:style-name="P5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5"><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5"><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5"><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55">Мы неслись так минут пять и у меня уже начали деревенеть кисти рук.</text:p>
      <text:p text:style-name="P55"><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5"><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55"><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55"><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5">Вода оказалась прохладной, как на пляже в финской Суоменлинне в августе. И такой же прозрачной.</text:p>
      <text:p text:style-name="P5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5">Дэш, отчаяно молотя мокрыми крыльями, тащила меня к берегу. Брызги летели во все стороны. Воротник в её зубах потрескивал, но держался.</text:p>
      <text:p text:style-name="P55"><text:span text:style-name="T7">–</text:span> Ф-р-р-р. Тьфу! Бр-р-р.</text:p>
      <text:p text:style-name="P55">Дэш выплюнула меня на берег и сама упала рядом.</text:p>
      <text:p text:style-name="P55"><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5"><text:span text:style-name="T7">–</text:span> С чего ты взяла? Я умею.</text:p>
      <text:p text:style-name="P55"><text:span text:style-name="T7">–</text:span> Ты ушёл под воду! И не выныривал! <text:span text:style-name="T7">–</text:span> <text:span text:style-name="T1">о</text:span>т возмущения пегаска даже забыла дышать.</text:p>
      <text:p text:style-name="P55"><text:span text:style-name="T7">–</text:span> Я не выныривал, потому что решил поплавать под водой. Я, вообще, это дело люблю.</text:p>
      <text:p text:style-name="P55"><text:span text:style-name="T7">–</text:span> Что??! И ты не предупредил меня?!! Знаешь, как я испугалась?!! Ни одна пони без магии столько под водой не продержится!!</text:p>
      <text:p text:style-name="P55"><text:span text:style-name="T7">–</text:span> Ну, знаешь ли, ты же не предупредила, что меня ждёт купание в озере? Поэтому я не успел предупредить тебя.</text:p>
      <text:p text:style-name="P5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5"><text:span text:style-name="T7">–</text:span> Да. Это я виновата. Я дура. Извини, <text:span text:style-name="T7">–</text:span> тихо пробормотала Дэш. Было видно, с каким трудом даются ей эти слова.</text:p>
      <text:p text:style-name="P55">Мне стало смешно. Я уселся рядом, притянул её шею к себе и взъерошил ей мокрую чёлку.</text:p>
      <text:p text:style-name="P55"><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5"><text:span text:style-name="T7">&lt;</text:span><text:span text:style-name="T20">В Кантерлоте Макс присутствует на церемонии прощания с Кимеринном</text:span><text:span text:style-name="T7">&gt;</text:span></text:p>
      <text:p text:style-name="P5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55">Что я и сделал.</text:p>
      <text:p text:style-name="P5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5"><text:span text:style-name="T7">–</text:span> Ух ты! <text:span text:style-name="T7">–</text:span> <text:span text:style-name="T1">о</text:span>т открывшегося вида захватило дух.</text:p>
      <text:p text:style-name="P55">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5"><text:span text:style-name="T7">–</text:span> Как тут…</text:p>
      <text:p text:style-name="P55"><text:span text:style-name="T7">–</text:span> Красиво, правда? <text:span text:style-name="T7">–</text:span> Дэш отследила мой взгляд и кивнула.</text:p>
      <text:p text:style-name="P55"><text:span text:style-name="T7">–</text:span> Красиво <text:span text:style-name="T1">—</text:span> это не то <text:span text:style-name="T1">чувство</text:span>. Тут чудесно! Просто слов нет…</text:p>
      <text:p text:style-name="P55"><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5"><text:span text:style-name="T7">–</text:span> А сейчас? Сейчас у тебя есть такое чувство?</text:p>
      <text:p text:style-name="P55"><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5">Я покачал головой.</text:p>
      <text:p text:style-name="P55"><text:span text:style-name="T7">–</text:span> Это исключено, Дэш. Я никак не мог повстречаться с тобой в своём мире.</text:p>
      <text:p text:style-name="P55"><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5">Мне и вправду было холодно. Хотя ясно светило солнце, мокрая одежда и ветер, задувающий под крыло пегаски, не давали согреться.</text:p>
      <text:p text:style-name="P55"><text:span text:style-name="T7">–</text:span> Тебе надо просушить шерсть. Снимай-ка одежду! <text:span text:style-name="T7">–</text:span> <text:span text:style-name="T1">с</text:span>командовала Дэш.</text:p>
      <text:p text:style-name="P55"><text:span text:style-name="T7">–</text:span> У меня нет шерсти. Хотя ты права, одежду нужно просушить.</text:p>
      <text:p text:style-name="P5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5"><text:span text:style-name="T7">–</text:span> Куда это ты спрятался? <text:span text:style-name="T7">–</text:span> <text:span text:style-name="T1">з</text:span>аросли вербы раздвинулись, пропуская пегаску.</text:p>
      <text:p text:style-name="P55"><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5">Дэш удивлённо наблюдала за этой суматохой.</text:p>
      <text:p text:style-name="P55"><text:span text:style-name="T7">–</text:span> Ты чего? <text:span text:style-name="T7">–</text:span> <text:span text:style-name="T1">в</text:span> конце-концов озадаченно спросила она. <text:span text:style-name="T7">–</text:span> Что-то не так?</text:p>
      <text:p text:style-name="P55"><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5"><text:span text:style-name="T7">–</text:span> А с кем не так? Со мной? С тобой? Или вообще? <text:span text:style-name="T7">–</text:span> <text:span text:style-name="T1">д</text:span>опытывалась пегаска.</text:p>
      <text:p text:style-name="P55"><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5"><text:span text:style-name="T7">–</text:span> Ну и?</text:p>
      <text:p text:style-name="P55"><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5"><text:soft-page-break/><text:span text:style-name="T7">–</text:span> А какой смысл в этом правиле? Какую цель оно преследует?</text:p>
      <text:p text:style-name="P55"><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5"><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5"><text:span text:style-name="T7">–</text:span> Вот видишь, ты меня правильно поняла. Описанные тобой табу у нас, кстати, тоже есть.</text:p>
      <text:p text:style-name="P55"><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5">С этими словами она просунула шею мне за спину и дёрнула зубами за узел из рукавов куртки. Узел ослаб.</text:p>
      <text:p text:style-name="P55"><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5">От рывка я сел на песок, выпустив куртку. Дэш закинула её повыше на куст и повернулась ко мне.</text:p>
      <text:p text:style-name="P55"/>
      <text:p text:style-name="P55"><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55">Я не ответил.</text:p>
      <text:p text:style-name="P55">Пегаска подошла поближе и села, прижавшись тёплым боком ко мне.</text:p>
      <text:p text:style-name="P55"><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5">Пегаска участливо попыталась просунуть нос мне под руку, пытаясь оторвать моё лицо от колен.</text:p>
      <text:p text:style-name="P55"><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5">Я в ответ облапил её и уткнулся носом ей в шею, заодно вытерев об неё слёзы смеха.</text:p>
      <text:p text:style-name="P55"><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5">Вдоволь отсмеявшись, Дэш ткнула меня носом в грудь и спросила:</text:p>
      <text:p text:style-name="P55"><text:span text:style-name="T7">–</text:span> И?</text:p>
      <text:p text:style-name="P55"><text:span text:style-name="T7">–</text:span> Что “и”?</text:p>
      <text:p text:style-name="P55"><text:span text:style-name="T7">–</text:span> Ты сказал: “ А под конец сорвать штаны и…” <text:span text:style-name="T7">–</text:span> вот я и хочу знать, что “и”?</text:p>
      <text:p text:style-name="P55">Я смутился.</text:p>
      <text:p text:style-name="P55"><text:span text:style-name="T7">–</text:span> Да ничего… Не бери в голову.</text:p>
      <text:p text:style-name="P55"><text:span text:style-name="T7">–</text:span> А я хочу брать! Какой ты всё-таки… <text:span text:style-name="T7">–</text:span> Дэш встала, потянувшись сначала передней половиной, потом задней.</text:p>
      <text:p text:style-name="P55"><text:span text:style-name="T7">–</text:span> Какой?</text:p>
      <text:p text:style-name="P55"><text:soft-page-break/><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5"><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5">Я глядел на пегаску и не мог поверить, что она мне предлагает…</text:p>
      <text:p text:style-name="P55"><text:span text:style-name="T7">–</text:span> Дэш, ты..?</text:p>
      <text:p text:style-name="P55"><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5">Я просто смотрел на неё и молчал. В голове было пусто.</text:p>
      <text:p text:style-name="P5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5">К чёрту всё!</text:p>
      <text:p text:style-name="P55"><text:span text:style-name="T7">–</text:span> Дэш!</text:p>
      <text:p text:style-name="P55"><text:span text:style-name="T7">–</text:span> Да? <text:span text:style-name="T7">–</text:span> как-то тихо и печально отозвалась пегаска, снова наклонившись ко мне.</text:p>
      <text:p text:style-name="P55">Я привстал на локте, притянул её голову к себе и поцеловал.</text:p>
      <text:p text:style-name="P55">Медленно, как в замедленной съёмке, сгибая ноги, Дэш опустилась на меня, издав протяжный вздох и расслабив крылья.</text:p>
      <text:p text:style-name="P55"><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5"><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5"><text:span text:style-name="T7">–</text:span> Ничего себе!</text:p>
      <text:p text:style-name="P55"><text:span text:style-name="T7">–</text:span> А ты как думал, откуда взялись пони-пегасы и пони-единороги?</text:p>
      <text:p text:style-name="P55"><text:span text:style-name="T7">–</text:span> Я думал, они всегда были.</text:p>
      <text:p text:style-name="P55"><text:span text:style-name="T7">–</text:span> Не всегда. Пегасы произошли от земных пони и грифонов. Пони-единороги <text:span text:style-name="T7">–</text:span> от земных пони и диких единорогов.</text:p>
      <text:p text:style-name="P55"><text:span text:style-name="T7">–</text:span> А что это за дикие единороги?</text:p>
      <text:p text:style-name="P55"><text:span text:style-name="T7">–</text:span> Сейчас они почти не встречаются. У них хвосты как у льва <text:span text:style-name="T1">—</text:span> с кисточкой на конце. И раздвоенные копыта.</text:p>
      <text:p text:style-name="P55"><text:span text:style-name="T7">–</text:span> А аликорны от кого произошли? От пегасов и единорогов?</text:p>
      <text:p text:style-name="P55"><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5"><text:span text:style-name="T7">–</text:span> Что ж, спасибо, что просветила. Однако…</text:p>
      <text:p text:style-name="P55"><text:span text:style-name="T7">–</text:span> Что?</text:p>
      <text:p text:style-name="P55"><text:span text:style-name="T7">–</text:span> Ты лежишь на мне.</text:p>
      <text:p text:style-name="P55"><text:span text:style-name="T7">–</text:span> Ну да, лежу, <text:span text:style-name="T7">–</text:span> Дэш ехидно улыбнулась и заёрзала животом. <text:span text:style-name="T7">–</text:span> А что?</text:p>
      <text:p text:style-name="P55"><text:span text:style-name="T7">–</text:span> А то, что в таком положении я до тебя не достану! У тебя слишком высоко расположена... ммм… анатомия.</text:p>
      <text:p text:style-name="P55"><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5">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55"><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5">Пегаска замерла и прикоснулась своим носом к моему.</text:p>
      <text:p text:style-name="P55"><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5">Я начал почёсывать её шею у основания гривы. Её грива щекотала мне грудь и я перебросил её на другую сторону.</text:p>
      <text:p text:style-name="P55"><text:span text:style-name="T7">–</text:span> Не страшно. Но чертовски необычно.</text:p>
      <text:p text:style-name="P5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5"><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5"><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5"><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5"><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5"><text:span text:style-name="T7">–</text:span> Дэш, <text:span text:style-name="T7">–</text:span> рассмеялся я, <text:span text:style-name="T7">–</text:span> отпусти ухо!</text:p>
      <text:p text:style-name="P55"><text:span text:style-name="T7">–</text:span> Отпускаю, <text:span text:style-name="T7">–</text:span> шепнула пегаска мне в ухо. <text:span text:style-name="T7">–</text:span> А ты вытаскивай из меня палец и займись делом.</text:p>
      <text:p text:style-name="P55">С этими словами пегаска встала.</text:p>
      <text:p text:style-name="P56">***</text:p>
      <text:p text:style-name="P55">Последние полчаса мы просто лежали на пляже и нежились под вечерним солнцем, когда Дэш вскочила на ноги.</text:p>
      <text:p text:style-name="P55"><text:span text:style-name="T7">–</text:span> Мы опаздываем! Рэрити назначила на восемь часов вечера у Твайлайт!</text:p>
      <text:p text:style-name="P55"><text:span text:style-name="T7">&lt;</text:span><text:span text:style-name="T20">Р/Д отправляется в сон до Рэрити и там вспоминает Леро/Листа.</text:span><text:span text:style-name="T7">&gt;</text:span></text:p>
      <text:p text:style-name="P55">Пока я одевался, пегаска в нетерпении рыла копытом землю.</text:p>
      <text:p text:style-name="P55"><text:span text:style-name="T7">–</text:span> Оделся? Хватайся! <text:span text:style-name="T7">–</text:span> Дэш подпрыгнула и зависла у меня над головой, давая схватиться за ноги.</text:p>
      <text:p text:style-name="P55">И мы понеслись…</text:p>
      <text:p text:style-name="P55"/>
      <text:p text:style-name="P90"/>
      <text:p text:style-name="P90"/>
      <text:p text:style-name="P90"/>
      <text:p text:style-name="P90"/>
      <text:p text:style-name="P55"><text:span text:style-name="T7">&lt;</text:span><text:span text:style-name="T20">Подходя к замку Принцесс, Дэш рассказывает Максу обо сне, который она утаила - с Леро.</text:span><text:span text:style-name="T7">&gt;</text:span> </text:p>
      <text:p text:style-name="P55"><text:soft-page-break/><text:span text:style-name="T7">&lt;</text:span><text:span text:style-name="T20">Кто следующий готов рассказывать?</text:span></text:p>
      <text:p text:style-name="P62">Пинки дёрнулась на месте, но промолчала.</text:p>
      <text:p text:style-name="P55"><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55"><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6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5"><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59"/>
      <text:p text:style-name="P55"><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5"><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5"/>
      <text:h text:style-name="P124" text:outline-level="2"/>
      <text:p text:style-name="P56">***</text:p>
      <text:p text:style-name="P55"><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5"><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5"><text:span text:style-name="T7">–</text:span> Что такое “рекурсивный сон”?</text:p>
      <text:p text:style-name="P55"><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5"/>
      <text:h text:style-name="P124" text:outline-level="2">Исчезновение Селестии</text:h>
      <text:p text:style-name="P62">Для помощи в открытии коридора в мир Макса, находят в горах Дискорда и упрашивают его помочь.</text:p>
      <text:p text:style-name="P55"><text:span text:style-name="T7">–</text:span> И в твоём мире нет пони-пегасов и пони-единорогов? Есть только земнопони? <text:span text:style-name="T7">–</text:span> допытывалась РД.</text:p>
      <text:p text:style-name="P55"><text:span text:style-name="T7">–</text:span> По большому счёту, земнопони тоже нет. Наши пони и лошади неразумны. И в них нет ни капли магии…</text:p>
      <text:p text:style-name="P55">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5"><text:span text:style-name="T7">–</text:span> Ну хорошо, а кто вами правит? Аликорн? Драконикус? Какой-нибудь человек с рогом во лбу? Или у <text:soft-page-break/>вас нет правителя?</text:p>
      <text:p text:style-name="P55"><text:span text:style-name="T7">–</text:span> Нет, почему? Правитель есть. Только он не постоянный. Его избирают. Раз в несколько лет.</text:p>
      <text:p text:style-name="P55"><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5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5">Сосредоточиться мешал шум. Сначала это была тихая дробь на грани слышимости, но постепенно она переросла в звонкое цоканье.</text:p>
      <text:p text:style-name="P55"><text:span text:style-name="T7">–</text:span> Хм. Узнаю походку Твайлайт. Что-то случилось. <text:span text:style-name="T7">–</text:span> заметила <text:span text:style-name="T1">пегаска</text:span>.</text:p>
      <text:p text:style-name="P55">И впрямь, на запыхавшейся единорожке лица не было.</text:p>
      <text:p text:style-name="P55"><text:span text:style-name="T7">–</text:span> Она исчезла!!! <text:span text:style-name="T7">–</text:span> Твайлайт не могла отдышаться.</text:p>
      <text:p text:style-name="P55"><text:span text:style-name="T7">–</text:span> Кто <text:span text:style-name="T1">—</text:span> она??? <text:span text:style-name="T7">–</text:span> <text:span text:style-name="T1">х</text:span>ором воскликнули мы и переглянулись.</text:p>
      <text:p text:style-name="P55"><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5"><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5"><text:span text:style-name="T7">–</text:span> Никаких поездов. Луна прислала за нами воздушную колесницу. Созывай подруг. Собираемся у меня в 18.00.</text:p>
      <text:p text:style-name="P55">Колесница приземлилась прямо на открытую площадку замка. Не мешкая ни секунды, стража проводила пассажиров в покои принцессы Луны.</text:p>
      <text:p text:style-name="P55"><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5"><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5"><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5">Я покачал головой.</text:p>
      <text:p text:style-name="P55"><text:span text:style-name="T7">–</text:span> Не могу ничем помочь. Я знаю не больше твоего.</text:p>
      <text:p text:style-name="P55">Луна как будто ожидала такой ответ.</text:p>
      <text:p text:style-name="P55"><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5"><text:span text:style-name="T7">–</text:span> Приложу все усилия, Ваше Высочество. Но мне понадобится провести некоторое время в библиотеке Кантерлота.</text:p>
      <text:p text:style-name="P55"><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5"/>
      <text:h text:style-name="P124" text:outline-level="2">Поиск решения</text:h>
      <text:p text:style-name="P90"/>
      <text:p text:style-name="P55"><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5"><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5">В этот момент в воздухе прозвучал хлопок, и у меня перед носом возник небольшой свиток, исписанный каллиграфическим почерком.</text:p>
      <text:p text:style-name="P55">Свиток плавно опустился мне в руки.</text:p>
      <text:p text:style-name="P5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6">***</text:p>
      <text:p text:style-name="P5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5"><text:span text:style-name="T1">–</text:span> У нас нет волшебников, <text:span text:style-name="T1">–</text:span> возразил я.</text:p>
      <text:p text:style-name="P5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5">Спорить со старым змеем было сложно, поэтому я переключил внимание на Твайлайт.</text:p>
      <text:p text:style-name="P5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5"><text:span text:style-name="T1">–</text:span> А как мы узнаем, когда будет нужное время? План ненадёжен. <text:span text:style-name="T1">–</text:span> <text:span text:style-name="T1">з</text:span>асомневалась Луна.</text:p>
      <text:p text:style-name="P5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9">&lt;<text:span text:style-name="T21">Луна приносит в жертву свою кровь, чтобы путешествие к замку прошло без потерь. Жертва не принимается — Дэш погибает</text:span>&gt;</text:p>
      <text:p text:style-name="P55"><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9"/>
      <text:p text:style-name="P55"><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20">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55"/>
      <text:h text:style-name="P124" text:outline-level="2">Поход к замку Принцес-2</text:h>
      <text:p text:style-name="P55"/>
      <text:p text:style-name="P5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5"><text:span text:style-name="T1">–</text:span> Это значит, что мы совсем близко от замка. От того остова замок должен быть виден, <text:span text:style-name="T1">–</text:span> прошептала Луна.</text:p>
      <text:p text:style-name="P55">На металлическом боку остова были отчётливо видны четыре вмятины <text:span text:style-name="T7">—</text:span> место торможения Кимеринна.</text:p>
      <text:p text:style-name="P5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5">Я внимательно осмотрел покорёженный остов. </text:p>
      <text:p text:style-name="P55">”...eing” <text:span text:style-name="T7">—</text:span> виднелось под листвой плюща.</text:p>
      <text:p text:style-name="P55">“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5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5">Кобылки о чём-то спорили, в то время как стражники пытались нащупать брод.</text:p>
      <text:p text:style-name="P5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5"><text:span text:style-name="T1">–</text:span> Кимеринн погиб от тентаклиан, <text:span text:style-name="T1">–</text:span> тихо заметила Луна. <text:span text:style-name="T1">–</text:span> Ждите меня здесь.</text:p>
      <text:p text:style-name="P5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5">Тяжело дыша, Луна вернулась.</text:p>
      <text:p text:style-name="P59"><text:soft-page-break/></text:p>
      <text:p text:style-name="P55"><text:span text:style-name="T7">&lt;</text:span><text:span text:style-name="T20">высоко летать нельзя из-за молний</text:span><text:span text:style-name="T7">&gt;</text:span></text:p>
      <text:p text:style-name="P59"/>
      <text:p text:style-name="P5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5">Её голос заглушил протяжный стон металла.</text:p>
      <text:p text:style-name="P55">Остов самолёта выпрямился и, чуть приподнявшись над землёй, сразу же опустился.</text:p>
      <text:p text:style-name="P55"><text:span text:style-name="T1">–</text:span> Дискорд!!! - одновременно воскликнули Луна, Дэш, ЭйДжей, Флаттершай и я.</text:p>
      <text:p text:style-name="P55">И действительно, за штурвалом <text:s/>сидел драконикус и что-то шептал себе под нос. Остов снова приподнялся и опять опустился.</text:p>
      <text:p text:style-name="P55"><text:span text:style-name="T1">–</text:span> У меня бы ни в жизни это бы не получилось, не помогай мне он. <text:span text:style-name="T1">–</text:span> заявил Дискорд.</text:p>
      <text:p text:style-name="P55"><text:span text:style-name="T1">–</text:span> Кто <text:span text:style-name="T7">—</text:span> “он”, <text:span text:style-name="T1">–</text:span> спросила Луна.</text:p>
      <text:p text:style-name="P5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5"><text:span text:style-name="T1">–</text:span> Поворачиваем! Поворачиваем! <text:span text:style-name="T1">–</text:span> прохрипел Дискорд.</text:p>
      <text:p text:style-name="P55"><text:span text:style-name="T1">–</text:span> Как? <text:span text:style-name="T1">–</text:span> Твайлайт зажмурилась от напряжения.</text:p>
      <text:p text:style-name="P55"><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5">Кабина медленно накренилась. Деревья поплыли вправо. </text:p>
      <text:p text:style-name="P55"><text:span text:style-name="T1">–</text:span> Выравниваем!!!</text:p>
      <text:p text:style-name="P55">Кабина выровнялась. Сначала деревья, а потом водная гладь медленно проплывали внизу.</text:p>
      <text:p text:style-name="P55"><text:span text:style-name="T1">–</text:span> Вот так и держим. Эта железяка очень нам благодарна.</text:p>
      <text:p text:style-name="P55"><text:span text:style-name="T1">–</text:span> Скорее! Я долго не выдержу! Она слишком тяжёлая. <text:span text:style-name="T1">–</text:span> Твайлайт дрожала от напряжения.</text:p>
      <text:p text:style-name="P5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55">Поняв тщётность усилий, пегаска вернулась в самолёт. В закрытую ею дверь через секунду громыхнул тентаклиан.</text:p>
      <text:p text:style-name="P55"><text:span text:style-name="T1">–</text:span> Не сдаёмся! Этой мерзкой дряни не победить нас! <text:span text:style-name="T1">–</text:span> хрипел Дискорд.</text:p>
      <text:p text:style-name="P5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5"><text:span text:style-name="T1">–</text:span> Я больше не могу, <text:span text:style-name="T1">–</text:span> простонала Твайлайт и лишилась чувств.</text:p>
      <text:p text:style-name="P55">“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55">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5">Мне показался знакомым открывшийся корридор слева.</text:p>
      <text:p text:style-name="P5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5">Топот копыт основной группы затихал за поворотом основного корридора. РД коротко кивнула и, пропустив меня в проём, потрусила за мной.</text:p>
      <text:p text:style-name="P55">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5"><text:span text:style-name="T1">Дэш</text:span> вытянула шею и навострила уши, прислушивась к затихающему топоту. Потом высоко подпрыгнула и зависла в воздухе.</text:p>
      <text:p text:style-name="P55"><text:span text:style-name="T1">–</text:span> Хватайся за ноги. <text:span text:style-name="T1">–</text:span> <text:span text:style-name="T1">с</text:span>командовала она.</text:p>
      <text:p text:style-name="P5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5">После двух кувырков по камням гудела голова и саднило ушибленное плечо. </text:p>
      <text:p text:style-name="P55"><text:span text:style-name="T1">–</text:span> Дэш? Ты где? Дэш?</text:p>
      <text:p text:style-name="P55">До меня донеслось тяжёлое дыхание и звуки борьбы из бокового прохода метрах в пяти позади меня.</text:p>
      <text:p text:style-name="P5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5"><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5">Наконец она процедила сквозь зубы:</text:p>
      <text:p text:style-name="P55"><text:span text:style-name="T1">–</text:span> Всё. Уходи! <text:span text:style-name="T1">–</text:span> и с силой толкнула меня в грудь копытом, одновременно вырываясь из объятий.</text:p>
      <text:p text:style-name="P55"><text:span text:style-name="T1">–</text:span> Дэш! <text:span text:style-name="T1">–</text:span> <text:span text:style-name="T1">с</text:span> пола я увидел, как в петле тентаклиана с хрустом ломается её крыло.</text:p>
      <text:p text:style-name="P55">Дэш застонала и у неё подкосились передние ноги.</text:p>
      <text:p text:style-name="P55"><text:span text:style-name="T1">–</text:span> Уйди! Не смотри на меня! <text:span text:style-name="T1">–</text:span> зло крикнула она мне.</text:p>
      <text:p text:style-name="P5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5">Очередной рывок сбил меня с ног.</text:p>
      <text:p text:style-name="P55">Я очнулся от спёртого дыхания.</text:p>
      <text:p text:style-name="P55">Дискорд, ругаясь сквозь зубы, волок меня под мышкой по коридору, по которому пять минут назад мы с Дэш догоняли группу.</text:p>
      <text:p text:style-name="P5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5">Я тупо смотрел на проносящиеся подо мной плиты. Мыслей не было никаких. Только воспоминания.</text:p>
      <text:p text:style-name="P5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5">Я закрыл глаза и беззвучно закричал. Как сквозь сон мне слышались голоса.</text:p>
      <text:p text:style-name="P55"><text:span text:style-name="T1">–</text:span> Все приготовились? Луна, ты готова?</text:p>
      <text:p text:style-name="P55"><text:span text:style-name="T1">–</text:span> Да.</text:p>
      <text:p text:style-name="P55"><text:span text:style-name="T1">–</text:span> Твайлайт?</text:p>
      <text:p text:style-name="P55"><text:span text:style-name="T1">–</text:span> Да!</text:p>
      <text:p text:style-name="P5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5"><text:span text:style-name="T1">–</text:span> Дэш? Что с ней?</text:p>
      <text:p text:style-name="P55"><text:span text:style-name="T1">–</text:span> Нет времени объяснять. Тентаклианы просыпаются. Начинаем!</text:p>
      <text:p text:style-name="P55"><text:span text:style-name="T1">–</text:span> Начинаем!</text:p>
      <text:p text:style-name="P55"><text:span text:style-name="T1">–</text:span> Начинаем!</text:p>
      <text:p text:style-name="P5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5">Поток заканчивался окном неправильной формы. Через окно по мере приближения стали видны огни большого города.</text:p>
      <text:p text:style-name="P55">Эпплджек нырнула в проём первая. Флаттершай, прижав к себе ноги и прикрывшись крыльями, <text:soft-page-break/>влетела вторая.</text:p>
      <text:p text:style-name="P5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5">Там были лишь темнота и радуга, тающая в последних отблесках исчезающего коридора.</text:p>
      <text:p text:style-name="P56">***</text:p>
      <text:p text:style-name="P55">Невесомость, удар, чувство веса.</text:p>
      <text:p text:style-name="P55">Я открыл глаза.</text:p>
      <text:p text:style-name="P5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5">Мне ЭТО всё приснилось? Но таких ярких и длинных снов не бывает. А ЛСД я перестал баловаться два года назад. Да и не похоже это на трип.</text:p>
      <text:p text:style-name="P55">Я поднял руку и обнаружил в ладони брошь в виде радужной молнии.</text:p>
      <text:p text:style-name="P55">Слабый звук заставил меня обернуться.</text:p>
      <text:p text:style-name="P5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5"/>
      <text:p text:style-name="P55"><text:span text:style-name="T7">&lt;</text:span><text:span text:style-name="T20">Поиски Селестии — сюжет:</text:span></text:p>
      <text:p text:style-name="P62">Базовое положение: Селестия физически находится на компе Влада в соседнем с максовым доме, в качестве этической подпрограммы к Нексусу.</text:p>
      <text:p text:style-name="P62">Кратко:</text:p>
      <text:p text:style-name="P6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2">Эпизод 1:</text:p>
      <text:p text:style-name="P6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2">…</text:p>
      <text:p text:style-name="P62">Итого:</text:p>
      <text:p text:style-name="P6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2">Эпизод 3.5 (необязательный): День из жизни Дискорда (впечатления от нового мира, интерес путешествия, нежелание возвращаться).</text:p>
      <text:p text:style-name="P62">Эпизод 4: Эй-Джей рассказывает Максу о Флаттершай, о её тревожном состоянии - сильнейшей депрессии. Флатти отказывается есть и разговаривать.</text:p>
      <text:p text:style-name="P5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5"/>
      <text:h text:style-name="P124" text:outline-level="2">Терра. Прибытие</text:h>
      <text:p text:style-name="P55"/>
      <text:p text:style-name="P5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5">Я присел в коридоре, закрыв глаза.</text:p>
      <text:p text:style-name="P5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5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6">***</text:p>
      <text:p text:style-name="P5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5">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5">– Постой, – я оторвался от печальных мыслей, – в чём удача-то, что ты оказался с нами?</text:p>
      <text:p text:style-name="P5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5">Дискорд отпил воды и попытался поставить стакан в воздух. Стакан немедленно упал и разбился.</text:p>
      <text:p text:style-name="P5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5">Стакан медленно собрался воедино и прыгнул обратно в руку Дискорду. – Хорошо, хоть внутренняя сила осталась. – пробурчал он.</text:p>
      <text:p text:style-name="P5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5">– А они? – Дискорд кивнул на девушек, сжавшихся в уголке дивана.</text:p>
      <text:p text:style-name="P55">Я пожал плечами. </text:p>
      <text:p text:style-name="P55">– Поживём — увидим. Я никому навязывать обязанности не собираюсь.</text:p>
      <text:p text:style-name="P55"/>
      <text:h text:style-name="P124" text:outline-level="2">Поиски</text:h>
      <text:p text:style-name="P55"/>
      <text:p text:style-name="P5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5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5">А сейчас разберёмся, что там с Нексусом?</text:p>
      <text:p text:style-name="P55">Административная консоль приветственно мигнула зелёным шрифтом.</text:p>
      <text:p text:style-name="P55"><text:span text:style-name="T7">&gt;</text:span>\Привет, Нексус. Это Макс.</text:p>
      <text:p text:style-name="P55"><text:span text:style-name="T7">&lt;\</text:span>Привет, Макс. Рад тебя видеть.</text:p>
      <text:p text:style-name="P60">Хм. Блок эмоций? Или просто модификация стандартного приветствия?</text:p>
      <text:p text:style-name="P55"><text:span text:style-name="T7">&gt;\</text:span>Нексус, отключи память событий за последнюю неделю.</text:p>
      <text:p text:style-name="P55"><text:span text:style-name="T7">&lt;\</text:span>Выполнено, Макс.</text:p>
      <text:p text:style-name="P55"><text:span text:style-name="T7">&gt;</text:span>\Задача по корпоративной логике. Выдай наиболее оптимальное решение.</text:p>
      <text:p text:style-name="P55"><text:span text:style-name="T7">&lt;\</text:span>Жду с нетерпением, Макс.</text:p>
      <text:p text:style-name="P55"><text:span text:style-name="T7">&gt;\</text:span>Постановка задачи.</text:p>
      <text:p text:style-name="P5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5"><text:span text:style-name="T7">&gt;\</text:span>Ограничения.</text:p>
      <text:p text:style-name="P55"><text:span text:style-name="T7">&gt;\</text:span>Ты не можешь подать в суд на компанию Б и ждать результатов, так как за время разбирательства компания А обанкротится.</text:p>
      <text:p text:style-name="P55"><text:span text:style-name="T7">&gt;\</text:span>Задание.</text:p>
      <text:p text:style-name="P5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5"><text:span text:style-name="T7">&lt;\</text:span>Задача принята...</text:p>
      <text:p text:style-name="P55"><text:span text:style-name="T7">&lt;\</text:span>...</text:p>
      <text:p text:style-name="P55"><text:span text:style-name="T7">&lt;\</text:span>...</text:p>
      <text:p text:style-name="P55"><text:span text:style-name="T7">&lt;\</text:span>Решение:</text:p>
      <text:p text:style-name="P55"><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5">О-па, уже час дня! Большинство коллег уже разошлись на обед по кафе и пищеблокам. Теперь мне никто не помешает. Надеюсь.</text:p>
      <text:p text:style-name="P5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5">– Ну как, что там с Нексусом? <text:span text:style-name="T1">–</text:span> оторвался Алекс от своих бутербродов.</text:p>
      <text:p text:style-name="P55"><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55"><text:span text:style-name="T1">–</text:span> Да, с утра они устраивали регрессное тестирование бизнес-блока. Стасу что-то там не понравилось в ответах.</text:p>
      <text:p text:style-name="P5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5">Алекс, наконец, разобрался с пакетами, закрыл шкафчик и пошёл к выходу. Я, ч</text:p>
      <text:p text:style-name="P55">уть поотстав, прошёл за ним до холла.</text:p>
      <text:p text:style-name="P5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5">Я присел на диванчик рядом с плащём, сделал вид, что читаю смски, и тихо произнёс в воздух перед собой:</text:p>
      <text:p text:style-name="P5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5">Дискорд хрустнул газетой, подтверждая, что информация услышана. Я спрятал телефон, встал и направился к <text:s/>стойке охраны…</text:p>
      <text:p text:style-name="P55">… Через пару минут мы встретились в коридоре у стенда с достижениями корпорации.</text:p>
      <text:p text:style-name="P55">– Ты точно уверен, что Селестия где-то здесь?</text:p>
      <text:p text:style-name="P5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5">– Если уж на то пошло, никто не обещал, что она будет человеком. Она может оказаться, скажем, какой-нибудь собачкой. Хм... Женского пола.</text:p>
      <text:p text:style-name="P55">– Дискорд!</text:p>
      <text:p text:style-name="P55">– Ась? – Дискорд с отсутствующим выражением лица изучал вехи становления компании, от начала века и до наших дней.</text:p>
      <text:p text:style-name="P5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5">– Пора. Перерыв закончился, все, в основном, уже сидят на своих местах.</text:p>
      <text:p text:style-name="P55"><text:soft-page-break/>– Что ж, веди меня, мой фюрер! – Дискорд при этом выпрямился, нахмурился и комично кинул зигу.</text:p>
      <text:p text:style-name="P5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5">– Неа, не тут.</text:p>
      <text:p text:style-name="P55">Мы спустились на этаж ниже. Там повторилась та же история. И на следующем так же.</text:p>
      <text:p text:style-name="P55">В конце-концов, на пятом этаже Дискорд с шумом втянул в себя воздух, поднял вверх палец и заявил, повернувшись ко мне:</text:p>
      <text:p text:style-name="P55">– О!</text:p>
      <text:p text:style-name="P55">– Ты что-то чувствуешь?</text:p>
      <text:p text:style-name="P55">– Не что-то, а именно её! Ай! – Дискорд высвободил руку из закрывшихся створок дверей. – Селестию, то бишь! Сейчас мы её в два счёта разыщем!</text:p>
      <text:p text:style-name="P55">–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5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5">Мы уже заканчивали осмотр этажа, когда Дискорд внезапно остановился перед стеклянными дверями.</text:p>
      <text:p text:style-name="P55">– А что находится за этой дверью? Почему ты не открываешь её?</text:p>
      <text:p text:style-name="P55">– Там серверная. Моя карточка эту дверь не откроет, туда есть доступ только у нашей сисадминши. Но там и искать нечего, видишь — пусто, людей нет.</text:p>
      <text:p text:style-name="P55">Дискорд уставился в тёмный проём, в глубине которого мигали огоньки маршрутизаторов.</text:p>
      <text:p text:style-name="P55">Щека у него дёрнулась. Я проследил за его взглядом и обнаружил в углу серверную стойку, сбоку которой на крючке висела дамская сумочка.</text:p>
      <text:p text:style-name="P55">– Ты что-то чувствуешь?</text:p>
      <text:p text:style-name="P55">– Нет! – Дискорд отвёл взгляд и пошёл дальше.</text:p>
      <text:p text:style-name="P55">Остаток этажа не принёс в поиски ничего нового.</text:p>
      <text:p text:style-name="P56">***</text:p>
      <text:p text:style-name="P55">Наша компания поглощала ужин, приготовленный девушками, когда Дискорд хлопнул себя по лбу и крикнул:</text:p>
      <text:p text:style-name="P55">– Знаю!</text:p>
      <text:p text:style-name="P55">Эпплджек прекратила рассказывать о своих впечатлениях от интернета и все повернулись к Дискорду.</text:p>
      <text:p text:style-name="P55">Он продолжил.</text:p>
      <text:p text:style-name="P5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5">– Да ну? – усомнилась Эпплджек. – С каких это пор?</text:p>
      <text:p text:style-name="P55">–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5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5">– Ой! – Флаттершай прикрыла рот рукой и с ужасом посмотрела на Эпплджек.</text:p>
      <text:p text:style-name="P5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5">Я понял, что Дискорд уже всё решил. Что ж, возможно, так будет лучше.</text:p>
      <text:p text:style-name="P55">– Ты собираешься уехать?</text:p>
      <text:p text:style-name="P55">–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55">– А как…</text:p>
      <text:p text:style-name="P55">– Не изволь беспокоиться, я и не в таких мирах бывал, – перебил меня Дискорд. –</text:p>
      <text:p text:style-name="P59"/>
      <text:p text:style-name="P55"><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9"/>
      <text:p text:style-name="P55"><text:s/>Пхе! Денег мне не надо — сам раздобуду. Главное — не уходите далеко от коридора. Ко времени перехода я вернусь. Или раньше.</text:p>
      <text:p text:style-name="P55"/>
      <text:h text:style-name="P124" text:outline-level="2">Безнадёжность</text:h>
      <text:p text:style-name="P59">&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5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55">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6"><text:soft-page-break/>***</text:p>
      <text:p text:style-name="P5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5"><text:span text:style-name="T7">&lt;</text:span><text:span text:style-name="T20">подать фонарь под другим сосусом</text:span><text:span text:style-name="T7">&gt;</text:span> </text:p>
      <text:p text:style-name="P5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55">– Да, у меня тоже было такое чувство, что он хочет от нас избавиться. Но он же объяснил, почему. Или ты думаешь, что?..</text:p>
      <text:p text:style-name="P5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5">– Надо же! У меня были такие же мысли ещё в самом начале. Ты тоже считаешь, что он хочет вернуть себе статус правителя Эквестрии?</text:p>
      <text:p text:style-name="P55">Что считала Жанна, я услышать не успел. Внезапно её лицо исказила гримаса ужаса, она прижала ладони к лицу и крикнула:</text:p>
      <text:p text:style-name="P55">– Берегись!!!</text:p>
      <text:p text:style-name="P5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5">В голове звенело.</text:p>
      <text:p text:style-name="P5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5">– Он х-хотел тебя ут-топить. – Жанна схватила отломанную руку снеговика и закинула её в полынью.</text:p>
      <text:p text:style-name="P55">Я покачал головой. </text:p>
      <text:p text:style-name="P5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5"><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55">Так вот, что я тебе скажу — это всё не так! Это не совпадения! Не бывает таких совпадений. Тебя кто-то или что-то хочет убить.</text:p>
      <text:p text:style-name="P55">– Жанна, но снеговик… Это смешно! Убить снеговиком — это самый нелепый способ убийства, о котором можно себе представить!</text:p>
      <text:p text:style-name="P55">И тут до меня дошло.</text:p>
      <text:p text:style-name="P55">Самый нелепый! Самый глупый и невообразимый! Всё сходится! Точно!</text:p>
      <text:p text:style-name="P5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5">Я осмотрел прибрежные кусты. В тусклом свете фонаря их силуэты казались изготовившимися к броску химерами.</text:p>
      <text:p text:style-name="P55">– Пойдём отсюда, Жанна. Тут опасно находиться.</text:p>
      <text:p text:style-name="P5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5">Когда я бросил последний взгляд на озеро, мне показалось, что из-подо льда нас провожали злые глазки снеговика.</text:p>
      <text:p text:style-name="P55"/>
      <text:h text:style-name="P124" text:outline-level="2">След?</text:h>
      <text:p text:style-name="P90"/>
      <text:p text:style-name="P55"><text:span text:style-name="T7">&lt;</text:span><text:span text:style-name="T20">сначала эпизод - проверка сумки в серверной</text:span><text:span text:style-name="T7">&gt;</text:span></text:p>
      <text:p text:style-name="P55"><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5">– Анджела, можно тебя на секундочку?</text:p>
      <text:p text:style-name="P55">– Да? – Она захлопнула книгу <text:span text:style-name="T7">&lt;</text:span><text:span text:style-name="T20">“Последний Единорог” Питера Бигла</text:span><text:span text:style-name="T7">&gt;</text:span> и повернулась ко мне.</text:p>
      <text:p text:style-name="P55">– Я тут проходил мимо серверной и заметил, что там висит сумка. Кто-то забыл, наверное. Надо бы разослать на офис извещение о находке.</text:p>
      <text:p text:style-name="P5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55">–Так это твоя?</text:p>
      <text:p text:style-name="P55">– Если чёрная кожаная, с заклёпками — то моя. Хотя в серверной чужой быть и не должно.</text:p>
      <text:p text:style-name="P55">– Чёрная. С заклёпками. – Я всматривался в Анджелу, но рассмотреть в чёрненькой фигуристой девушке Селестию у меня плохо получалось.</text:p>
      <text:p text:style-name="P55">– Что ты на меня так смотришь? У меня там вымазано? – Анджела попыталась, изогнувшись, заглянуть себе за плечо.</text:p>
      <text:p text:style-name="P55">– Да нет, всё в порядке, не волнуйся. А тебе, часом, никогда не снилось, что у тебя есть копыта, рог и крылья?</text:p>
      <text:p text:style-name="P5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9"/>
      <text:p text:style-name="P55"><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59"/>
      <text:p text:style-name="P5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5">На том и остановились.</text:p>
      <text:p text:style-name="P55"/>
      <text:p text:style-name="P55"><text:span text:style-name="T7">&lt;</text:span><text:span text:style-name="T20">Расширить сцену в кафе. Ожидание, подьём и… падение ожиданий</text:span><text:span text:style-name="T7">&gt;</text:span></text:p>
      <text:p text:style-name="P55"/>
      <text:p text:style-name="P56">***</text:p>
      <text:p text:style-name="P55">На кухне за столиком сидели две девушки и сочиняли письмо.</text:p>
      <text:p text:style-name="P5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5">– Вот теперь другое дело! – Эпплджек выставила листок на свет, любуясь написанным.</text:p>
      <text:p text:style-name="P55">– А ты уверена, что так можно? – робко встряла Флаттершай. – “Дёшевый охламон” не похоже на вежливое приветствие.</text:p>
      <text:p text:style-name="P55">– Ещё как похоже! Я с Биг Маком так всегда здороваюсь, когда он, перебрав маленько сидра, заявляется под утро со следами помады на шее.</text:p>
      <text:p text:style-name="P55">– А-а-а. Ну ладно. А разве “мы б тебя век не видели, если б не принцесса”...</text:p>
      <text:p text:style-name="P5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5">–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5">Эпплджек выхватила листок и начала править текст.</text:p>
      <text:p text:style-name="P55">– Так… Так… И вот так! Теперь порядок! – Эпплджек вернула листок Флаттершай.</text:p>
      <text:p text:style-name="P5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5">–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55">– Угу. Лес в последнее время совсем чужой стал. Даже Энджел опасался в него выходить. Не говоря уже о Гарри.</text:p>
      <text:p text:style-name="P55">– Что-то мне это напоминает.</text:p>
      <text:p text:style-name="P55">– Что?</text:p>
      <text:p text:style-name="P5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5">– Агась, вырвался бы он, если бы не я. Дай-ка сюда письмо...</text:p>
      <text:p text:style-name="P55">– “...хорошо, что рядом была Эпплджек и спасла его...”. – Так годится?</text:p>
      <text:p text:style-name="P55">– Пожалуй, да.</text:p>
      <text:p text:style-name="P5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55">Флаттершай обернулась вслед Эпплджек и тайком дописала: ”Приезжай скорее, дорогой друг, мне так тоскливо без тебя. Твоя Флатти”.</text:p>
      <text:p text:style-name="P55">– Да-да, я мигом! – <text:span text:style-name="T1">д</text:span>евушка схватила листок бумаги и помчалась к ноутбуку.</text:p>
      <text:p text:style-name="P55"/>
      <text:h text:style-name="P124" text:outline-level="2">Озарение</text:h>
      <text:p text:style-name="P55"/>
      <text:p text:style-name="P55"><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text:soft-page-break/>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543852827499093028" text:style-name="L5">
        <text:list-header>
          <text:p text:style-name="P13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43607221" text:continue-numbering="true" text:style-name="L5">
        <text:list-header>
          <text:p text:style-name="P134">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81949" text:continue-numbering="true" text:style-name="L5">
        <text:list-header>
          <text:p text:style-name="P134">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13978" text:continue-numbering="true" text:style-name="L5">
        <text:list-header>
          <text:p text:style-name="P134">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text:soft-page-break/></text:p>
      <text:h text:style-name="P125" text:outline-level="2">Почти.</text:h>
      <text:p text:style-name="P91"/>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5" text:outline-level="2">Дискорд</text:h>
      <text:p text:style-name="P90"/>
      <text:p text:style-name="P91">Девушки поспешно собирались, пока я растолковывал им задачу.</text:p>
      <text:p text:style-name="P91"><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1"><text:span text:style-name="T7">– </text:span>Это тот твой приятель, который разбился с полгода назад? – спросила Эпплджек.</text:p>
      <text:p text:style-name="P91"><text:span text:style-name="T7">– </text:span>Да, это он.</text:p>
      <text:p text:style-name="P91"><text:span text:style-name="T7">– </text:span>А как мы попадём в его квартиру? Там сейчас кто-то живёт? – Флаттершай прыгала на одной ноге, натягивая кед.</text:p>
      <text:p text:style-name="P91"><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2"><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2">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2">Я поднёс брелок пропуска к домофону, но дверь подъезда не открылась. Замигала красная лампочка и зажужжал зуммер.</text:p>
      <text:p text:style-name="P92">Я выругался.</text:p>
      <text:p text:style-name="P92"><text:span text:style-name="T7">– </text:span>Макс, что случилось? У нас проблемы?</text:p>
      <text:p text:style-name="P92"><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2"><text:span text:style-name="T7">– </text:span>Так что, будем ломать дверь? – Эпплджек критически осмотрелась, подмечая бабулек на лавочке и зевак во внутреннем скверике.</text:p>
      <text:p text:style-name="P92"><text:span text:style-name="T7">– </text:span>Нет нужды. Лучше станьте-ка сзади меня так, чтобы заслонить от этих бабулек и от вооон той камеры наблюдения.</text:p>
      <text:list xml:id="list555731655338055366" text:style-name="L6">
        <text:list-header>
          <text:p text:style-name="P13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2"><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oft-page-break/><text:span text:style-name="T7">–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7">– </text:span>А почему ты вообще решил искать нас тут? – спросила Эпплджек. – Приехал бы домой. Мы б тебя чаем напоили.</text:p>
      <text:p text:style-name="P93"><text:span text:style-name="T7">–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pan text:style-name="T7">– </text:span>С кем это вы тут разговариваете?</text:p>
      <text:list xml:id="list4446837962742544931"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24" text:outline-level="2">Селестия</text:h>
      <text:p text:style-name="P112"/>
      <text:p text:style-name="P9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text:soft-page-break/>&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1">сюда можно вставить похождения Дискорда — вторая неопубликованная глава. Первая — секс с 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3">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3">(предполагалось, что он уволился, но, чтобы оставить ему путь к отступлению, назвали увольнение творческим отпуском)</text:span><text:span text:style-name="T7">&gt;</text:span></text:p>
      <text:p text:style-name="P105">– И что? – продолжила его мысль Эпплджек.</text:p>
      <text:p text:style-name="P105">–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1"/>
      <text:h text:style-name="P124"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text:soft-page-break/>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oft-page-break/><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text:soft-page-break/></text:p>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6971349507908851666" text:style-name="L8">
        <text:list-header>
          <text:p text:style-name="P136">(<text:span text:style-name="T27">Луна — как повелительница снов, слышала разговор Макса с Анакорном</text:span>)</text:p>
          <text:p text:style-name="P137"/>
        </text:list-header>
      </text:list>
      <text:p text:style-name="P102">***</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oft-page-break/><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4"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57"/>
      <text:p text:style-name="P55"><text:span text:style-name="T1">–</text:span> Запрыгивай <text:span text:style-name="T1">–</text:span> разгневанно фыркнула она и ткнулась в меня боком.</text:p>
      <text:p text:style-name="P5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5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5"><text:span text:style-name="T7">–</text:span> Держись! <text:span text:style-name="T7">–</text:span> <text:span text:style-name="T1">н</text:span>е успев процедить это сквозь сжатые зубы, Селестия пустилась вскачь.</text:p>
      <text:p text:style-name="P5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5">Выход был уже совсем рядом, когда нас встретила Луна.</text:p>
      <text:p text:style-name="P5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5">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5"/>
      <text:p text:style-name="P55"/>
      <text:p text:style-name="P55"/>
      <text:p text:style-name="P55"/>
      <text:p text:style-name="P5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3T23:42:07.46</dc:date>
    <meta:editing-duration>P79DT10H57M58S</meta:editing-duration>
    <meta:editing-cycles>4233</meta:editing-cycles>
    <meta:generator>OpenOffice/4.1.1$Win32 OpenOffice.org_project/411m6$Build-9775</meta:generator>
    <meta:document-statistic meta:table-count="0" meta:image-count="0" meta:object-count="0" meta:page-count="153" meta:paragraph-count="3131" meta:word-count="74110" meta:character-count="472913"/>
    <dc:creator>макс </dc:creator>
  </office:meta>
</office:document-meta>
</file>